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3.1875in"/>
    </style:style>
    <style:style style:name="Table1.B" style:family="table-column">
      <style:table-column-properties style:column-width="3.7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4.B1" style:family="table-cell">
      <style:table-cell-properties fo:padding="0.0382in" fo:border="0.05pt solid #ffffff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ffffff" fo:border-right="none" fo:border-top="0.05pt solid #ffffff" fo:border-bottom="0.05pt solid #ffffff"/>
    </style:style>
    <style:style style:name="Table5.C1" style:family="table-cell">
      <style:table-cell-properties fo:padding="0.0382in" fo:border="0.05pt solid #ffffff"/>
    </style:style>
    <style:style style:name="Table5.A2" style:family="table-cell">
      <style:table-cell-properties fo:padding="0.0382in" fo:border-left="0.05pt solid #ffffff" fo:border-right="none" fo:border-top="none" fo:border-bottom="0.05pt solid #ffffff"/>
    </style:style>
    <style:style style:name="Table5.C2" style:family="table-cell">
      <style:table-cell-properties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in" style:rel-column-width="1440*"/>
    </style:style>
    <style:style style:name="Table6.B" style:family="table-column">
      <style:table-column-properties style:column-width="5.925in" style:rel-column-width="8532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in" style:rel-column-width="1440*"/>
    </style:style>
    <style:style style:name="Table7.B" style:family="table-column">
      <style:table-column-properties style:column-width="5.925in" style:rel-column-width="8532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8632in" table:align="right"/>
    </style:style>
    <style:style style:name="Table8.A" style:family="table-column">
      <style:table-column-properties style:column-width="1.875in"/>
    </style:style>
    <style:style style:name="Table8.B" style:family="table-column">
      <style:table-column-properties style:column-width="4.9882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weight="bold" officeooo:rsid="0010131e" officeooo:paragraph-rsid="0010131e" style:font-weight-asian="bold" style:font-weight-complex="bold"/>
    </style:style>
    <style:style style:name="P2" style:family="paragraph" style:parent-style-name="Standard">
      <style:text-properties fo:font-weight="bold" officeooo:rsid="002007e7" officeooo:paragraph-rsid="002007e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20fe00" officeooo:paragraph-rsid="0020fe0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0fe00" officeooo:paragraph-rsid="0020fe0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bb28" officeooo:paragraph-rsid="0010bb28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4e34" officeooo:paragraph-rsid="00124e34" style:font-weight-asian="normal" style:font-weight-complex="normal"/>
    </style:style>
    <style:style style:name="P7" style:family="paragraph" style:parent-style-name="Standard">
      <style:text-properties fo:font-weight="normal" officeooo:rsid="002007e7" officeooo:paragraph-rsid="002007e7" style:font-weight-asian="normal" style:font-weight-complex="normal"/>
    </style:style>
    <style:style style:name="P8" style:family="paragraph" style:parent-style-name="Standard">
      <style:text-properties fo:font-weight="normal" officeooo:rsid="0020fe00" officeooo:paragraph-rsid="0020fe0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0fe00" officeooo:paragraph-rsid="0020fe00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49f476" officeooo:paragraph-rsid="0049f476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5d3c21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254cb9" officeooo:paragraph-rsid="00254cb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2b20e9" officeooo:paragraph-rsid="002b20e9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2d31d9" officeooo:paragraph-rsid="002d31d9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2eac2d" officeooo:paragraph-rsid="002eac2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4419f" officeooo:paragraph-rsid="0034419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4419f" officeooo:paragraph-rsid="0034c4f5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4419f" officeooo:paragraph-rsid="00684275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4419f" officeooo:paragraph-rsid="002eac2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4c4f5" officeooo:paragraph-rsid="0034c4f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99e91" officeooo:paragraph-rsid="00399e91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a8c55" officeooo:paragraph-rsid="003a8c5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a8c55" officeooo:paragraph-rsid="007c8ac1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abe59" officeooo:paragraph-rsid="003abe5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7c8ac1" officeooo:paragraph-rsid="0034419f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abe59" officeooo:paragraph-rsid="003abe59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loext:opacity="100%" style:text-position="0% 100%" fo:font-style="normal" fo:font-weight="normal" officeooo:rsid="003abe59" officeooo:paragraph-rsid="003abe59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7e46f1" officeooo:paragraph-rsid="007e46f1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bold" officeooo:rsid="00254cb9" officeooo:paragraph-rsid="00254cb9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bold" officeooo:rsid="00254cb9" officeooo:paragraph-rsid="007c5d9f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bold" officeooo:rsid="00254cb9" officeooo:paragraph-rsid="002409c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text-position="0% 100%" fo:font-style="normal" fo:font-weight="bold" officeooo:rsid="002b20e9" officeooo:paragraph-rsid="002b20e9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bold" officeooo:rsid="002b20e9" officeooo:paragraph-rsid="002b20e9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bold" officeooo:rsid="002d31d9" officeooo:paragraph-rsid="002d31d9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loext:opacity="100%" style:text-position="0% 100%" fo:font-style="normal" fo:font-weight="bold" officeooo:rsid="002d31d9" officeooo:paragraph-rsid="002d31d9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bold" officeooo:rsid="002eac2d" officeooo:paragraph-rsid="002eac2d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bold" officeooo:rsid="00399e91" officeooo:paragraph-rsid="00399e91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center" style:justify-single-word="false"/>
      <style:text-properties fo:color="#000000" loext:opacity="100%" style:text-position="0% 100%" fo:font-style="normal" fo:font-weight="bold" officeooo:rsid="003a8c55" officeooo:paragraph-rsid="003a8c55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bold" officeooo:rsid="003a8c55" officeooo:paragraph-rsid="003a8c55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position="0% 100%" fo:font-style="italic" fo:font-weight="normal" officeooo:rsid="00254cb9" officeooo:paragraph-rsid="00254cb9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position="0% 100%" fo:font-style="italic" fo:font-weight="normal" officeooo:rsid="002b20e9" officeooo:paragraph-rsid="002b20e9" style:font-style-asian="italic" style:font-weight-asian="normal" style:font-style-complex="italic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position="0% 100%" fo:font-style="italic" fo:font-weight="normal" officeooo:rsid="002d31d9" officeooo:paragraph-rsid="002d31d9" style:font-style-asian="italic" style:font-weight-asian="normal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position="0% 100%" fo:font-style="italic" fo:font-weight="normal" officeooo:rsid="00399e91" officeooo:paragraph-rsid="00399e91" style:font-style-asian="italic" style:font-weight-asian="normal" style:font-style-complex="italic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position="0% 100%" fo:font-style="italic" fo:font-weight="normal" officeooo:rsid="003a8c55" officeooo:paragraph-rsid="003a8c55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position="0% 100%" fo:font-size="18pt" fo:font-style="normal" fo:font-weight="normal" officeooo:rsid="003d241c" officeooo:paragraph-rsid="003d241c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position="0% 100%" fo:font-size="18pt" fo:font-style="normal" fo:font-weight="normal" officeooo:rsid="006906be" officeooo:paragraph-rsid="006906be" fo:background-color="transparent" style:font-size-asian="15.75pt" style:font-style-asian="normal" style:font-weight-asian="normal" style:font-size-complex="18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3d241c" officeooo:paragraph-rsid="003d241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3ef4c7" officeooo:paragraph-rsid="003ef4c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3efd6b" officeooo:paragraph-rsid="003efd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40e839" officeooo:paragraph-rsid="0040e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normal" officeooo:rsid="0040e839" officeooo:paragraph-rsid="004205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40e839" officeooo:paragraph-rsid="0040e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40e839" officeooo:paragraph-rsid="004205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3efd6b" officeooo:paragraph-rsid="003efd6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3ef4c7" officeooo:paragraph-rsid="003ef4c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42053f" officeooo:paragraph-rsid="004205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43145d" officeooo:paragraph-rsid="0043145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541950" officeooo:paragraph-rsid="005419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55b67c" officeooo:paragraph-rsid="0055b67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56de78" officeooo:paragraph-rsid="0056de7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5823f2" officeooo:paragraph-rsid="005823f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594e73" officeooo:paragraph-rsid="00594e7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5a7ad8" officeooo:paragraph-rsid="005a7ad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5be5c8" officeooo:paragraph-rsid="005be5c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5d3c21" officeooo:paragraph-rsid="005d3c2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5f18b8" officeooo:paragraph-rsid="005f18b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60e517" officeooo:paragraph-rsid="0060e51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626262" officeooo:paragraph-rsid="0062626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6273df" officeooo:paragraph-rsid="006273d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bold" officeooo:rsid="005a7ad8" officeooo:paragraph-rsid="005a7ad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bold" officeooo:rsid="0040e839" officeooo:paragraph-rsid="0040e839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fo:font-weight="bold" officeooo:rsid="0042053f" officeooo:paragraph-rsid="0042053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40e839" officeooo:paragraph-rsid="0040e83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42053f" officeooo:paragraph-rsid="0042053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423d5c" officeooo:paragraph-rsid="00423d5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43145d" officeooo:paragraph-rsid="0043145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41950" officeooo:paragraph-rsid="00541950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5b67c" officeooo:paragraph-rsid="0055b67c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6de78" officeooo:paragraph-rsid="0056de7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6f5e8" officeooo:paragraph-rsid="0056f5e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823f2" officeooo:paragraph-rsid="005823f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94e73" officeooo:paragraph-rsid="00594e7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a7ad8" officeooo:paragraph-rsid="005a7ad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be5c8" officeooo:paragraph-rsid="005be5c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d3c21" officeooo:paragraph-rsid="005d3c2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d3c21" officeooo:paragraph-rsid="005f18b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d3c21" officeooo:paragraph-rsid="0060e51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f18b8" officeooo:paragraph-rsid="005f18b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60e517" officeooo:paragraph-rsid="0060e51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626262" officeooo:paragraph-rsid="0062626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626262" officeooo:paragraph-rsid="005be5c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6273df" officeooo:paragraph-rsid="006273d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43145d" officeooo:paragraph-rsid="0043145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541950" officeooo:paragraph-rsid="0054195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55b67c" officeooo:paragraph-rsid="0055b67c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5823f2" officeooo:paragraph-rsid="005823f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594e73" officeooo:paragraph-rsid="00594e7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8" style:family="paragraph" style:parent-style-name="Standard">
      <style:paragraph-properties fo:text-align="center" style:justify-single-word="false"/>
      <style:text-properties fo:color="#000000" loext:opacity="100%" style:text-position="0% 100%" fo:font-size="12pt" fo:font-style="normal" style:text-underline-style="none" fo:font-weight="bold" officeooo:rsid="00594e73" officeooo:paragraph-rsid="00594e73" fo:background-color="transparent" style:font-size-asian="10.5pt" style:font-style-asian="normal" style:font-weight-asian="bold" style:font-size-complex="12pt" style:font-style-complex="normal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5a7ad8" officeooo:paragraph-rsid="005a7ad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5be5c8" officeooo:paragraph-rsid="005be5c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paragraph-properties fo:text-align="center" style:justify-single-word="false"/>
      <style:text-properties fo:color="#000000" loext:opacity="100%" style:text-position="0% 100%" fo:font-size="12pt" fo:font-style="normal" style:text-underline-style="none" fo:font-weight="bold" officeooo:rsid="005f18b8" officeooo:paragraph-rsid="005f18b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60e517" officeooo:paragraph-rsid="0060e51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626262" officeooo:paragraph-rsid="0062626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6273df" officeooo:paragraph-rsid="006273d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5d3c21" officeooo:paragraph-rsid="005d3c2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7e46f1" officeooo:paragraph-rsid="005823f2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italic" style:text-underline-style="none" fo:font-weight="normal" officeooo:rsid="0043145d" officeooo:paragraph-rsid="0043145d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italic" style:text-underline-style="none" fo:font-weight="normal" officeooo:rsid="00594e73" officeooo:paragraph-rsid="00594e73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italic" style:text-underline-style="none" fo:font-weight="normal" officeooo:rsid="006273df" officeooo:paragraph-rsid="006273df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italic" style:text-underline-style="none" fo:font-weight="normal" officeooo:rsid="005d3c21" officeooo:paragraph-rsid="005d3c2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italic" style:text-underline-style="none" fo:font-weight="normal" officeooo:rsid="00541950" officeooo:paragraph-rsid="00541950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italic" style:text-underline-style="none" fo:font-weight="normal" officeooo:rsid="005f18b8" officeooo:paragraph-rsid="005f18b8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italic" style:text-underline-style="solid" style:text-underline-width="auto" style:text-underline-color="font-color" fo:font-weight="normal" officeooo:rsid="005d3c21" officeooo:paragraph-rsid="005d3c21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tyle="normal" fo:font-weight="normal" officeooo:rsid="0016bc44" officeooo:paragraph-rsid="0016bc44" style:font-style-asian="normal" style:font-weight-asian="normal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tyle="normal" fo:font-weight="normal" officeooo:rsid="0018465e" officeooo:paragraph-rsid="0018465e" style:font-style-asian="normal" style:font-weight-asian="normal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tyle="normal" fo:font-weight="normal" officeooo:rsid="00197a4f" officeooo:paragraph-rsid="00197a4f" style:font-style-asian="normal" style:font-weight-asian="normal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tyle="normal" fo:font-weight="normal" officeooo:rsid="00197a4f" officeooo:paragraph-rsid="0053c7dd" style:font-style-asian="normal" style:font-weight-asian="normal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tyle="normal" fo:font-weight="normal" officeooo:rsid="001a5610" officeooo:paragraph-rsid="001a5610" style:font-style-asian="normal" style:font-weight-asian="normal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tyle="normal" fo:font-weight="normal" officeooo:rsid="001c0698" officeooo:paragraph-rsid="001c0698" style:font-style-asian="normal" style:font-weight-asian="normal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tyle="normal" fo:font-weight="normal" officeooo:rsid="001fea82" officeooo:paragraph-rsid="001fea82" style:font-style-asian="normal" style:font-weight-asian="normal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tyle="normal" fo:font-weight="normal" officeooo:rsid="002007e7" officeooo:paragraph-rsid="002007e7" style:font-style-asian="normal" style:font-weight-asian="normal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tyle="normal" fo:font-weight="normal" officeooo:rsid="002007e7" officeooo:paragraph-rsid="007b0dca" style:font-style-asian="normal" style:font-weight-asian="normal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tyle="normal" fo:font-weight="normal" officeooo:rsid="0020fe00" officeooo:paragraph-rsid="0020fe00" style:font-style-asian="normal" style:font-weight-asian="normal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style="normal" fo:font-weight="normal" officeooo:rsid="002409c4" officeooo:paragraph-rsid="002409c4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tyle="normal" fo:font-weight="normal" officeooo:rsid="00254cb9" officeooo:paragraph-rsid="00254cb9" style:font-style-asian="normal" style:font-weight-asian="normal" style:font-style-complex="normal" style:font-weight-complex="normal"/>
    </style:style>
    <style:style style:name="P126" style:family="paragraph" style:parent-style-name="Standard">
      <style:text-properties fo:font-style="normal" fo:font-weight="normal" officeooo:rsid="002d31d9" officeooo:paragraph-rsid="002d31d9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tyle="normal" fo:font-weight="normal" officeooo:rsid="002d31d9" officeooo:paragraph-rsid="002d31d9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tyle="normal" fo:font-weight="normal" officeooo:rsid="00157a75" officeooo:paragraph-rsid="00124e34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tyle="normal" fo:font-weight="bold" officeooo:rsid="0015ce4c" officeooo:paragraph-rsid="0015ce4c" style:font-style-asian="normal" style:font-weight-asian="bold" style:font-style-complex="normal" style:font-weight-complex="bold"/>
    </style:style>
    <style:style style:name="P130" style:family="paragraph" style:parent-style-name="Standard">
      <style:paragraph-properties fo:text-align="center" style:justify-single-word="false"/>
      <style:text-properties fo:font-style="normal" fo:font-weight="bold" officeooo:rsid="0016bc44" officeooo:paragraph-rsid="0016bc44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tyle="normal" fo:font-weight="bold" officeooo:rsid="0016bc44" officeooo:paragraph-rsid="0016bc44" style:font-style-asian="normal" style:font-weight-asian="bold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tyle="normal" fo:font-weight="bold" officeooo:rsid="0018465e" officeooo:paragraph-rsid="0018465e" style:font-style-asian="normal" style:font-weight-asian="bold" style:font-style-complex="normal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style="normal" fo:font-weight="bold" officeooo:rsid="001a5610" officeooo:paragraph-rsid="001a5610" style:font-style-asian="normal" style:font-weight-asian="bold" style:font-style-complex="normal" style:font-weight-complex="bold"/>
    </style:style>
    <style:style style:name="P134" style:family="paragraph" style:parent-style-name="Standard">
      <style:paragraph-properties fo:text-align="center" style:justify-single-word="false"/>
      <style:text-properties fo:font-style="normal" fo:font-weight="bold" officeooo:rsid="001fea82" officeooo:paragraph-rsid="001fea82" style:font-style-asian="normal" style:font-weight-asian="bold" style:font-style-complex="normal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style="normal" fo:font-weight="bold" officeooo:rsid="001fea82" officeooo:paragraph-rsid="001fea82" style:font-style-asian="normal" style:font-weight-asian="bold" style:font-style-complex="normal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tyle="normal" fo:font-weight="bold" officeooo:rsid="0020fe00" officeooo:paragraph-rsid="0020fe00" style:font-style-asian="normal" style:font-weight-asian="bold" style:font-style-complex="normal" style:font-weight-complex="bold"/>
    </style:style>
    <style:style style:name="P137" style:family="paragraph" style:parent-style-name="Standard">
      <style:text-properties fo:font-style="normal" fo:font-weight="bold" officeooo:rsid="002d31d9" officeooo:paragraph-rsid="002d31d9" style:font-style-asian="normal" style:font-weight-asian="bold" style:font-style-complex="normal" style:font-weight-complex="bold"/>
    </style:style>
    <style:style style:name="P138" style:family="paragraph" style:parent-style-name="Standard">
      <style:text-properties fo:font-style="normal" officeooo:rsid="002cacda" officeooo:paragraph-rsid="002cacda" style:font-style-asian="normal" style:font-style-complex="normal"/>
    </style:style>
    <style:style style:name="P139" style:family="paragraph" style:parent-style-name="Standard">
      <style:text-properties fo:font-style="normal" officeooo:rsid="002d31d9" officeooo:paragraph-rsid="002d31d9" style:font-style-asian="normal" style:font-style-complex="normal"/>
    </style:style>
    <style:style style:name="P14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officeooo:rsid="005d3c21" officeooo:paragraph-rsid="005d3c21" style:font-style-asian="normal" style:font-style-complex="normal"/>
    </style:style>
    <style:style style:name="P141" style:family="paragraph" style:parent-style-name="Standard">
      <style:paragraph-properties fo:text-align="start" style:justify-single-word="false"/>
      <style:text-properties fo:font-style="italic" fo:font-weight="normal" officeooo:rsid="001fea82" officeooo:paragraph-rsid="001fea82" style:font-style-asian="italic" style:font-weight-asian="normal" style:font-style-complex="italic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tyle="italic" fo:font-weight="normal" officeooo:rsid="002007e7" officeooo:paragraph-rsid="002007e7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tyle="italic" fo:font-weight="normal" officeooo:rsid="0020fe00" officeooo:paragraph-rsid="0020fe00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tyle="italic" fo:font-weight="normal" officeooo:rsid="00236602" officeooo:paragraph-rsid="00236602" style:font-style-asian="italic" style:font-weight-asian="normal" style:font-style-complex="italic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tyle="italic" fo:font-weight="normal" officeooo:rsid="002d31d9" officeooo:paragraph-rsid="002d31d9" style:font-style-asian="italic" style:font-weight-asian="normal" style:font-style-complex="italic" style:font-weight-complex="normal"/>
    </style:style>
    <style:style style:name="P146" style:family="paragraph" style:parent-style-name="Standard">
      <style:text-properties fo:font-style="italic" officeooo:rsid="002cacda" officeooo:paragraph-rsid="002cacda" style:font-style-asian="italic" style:font-style-complex="italic"/>
    </style:style>
    <style:style style:name="P147" style:family="paragraph" style:parent-style-name="Standard">
      <style:paragraph-properties fo:text-align="start" style:justify-single-word="false"/>
      <style:text-properties fo:font-style="italic" officeooo:rsid="002cacda" officeooo:paragraph-rsid="002b20e9" style:font-style-asian="italic" style:font-style-complex="italic"/>
    </style:style>
    <style:style style:name="P148" style:family="paragraph" style:parent-style-name="Table_20_Contents">
      <style:paragraph-properties fo:text-align="start" style:justify-single-word="false"/>
      <style:text-properties fo:font-style="italic" officeooo:rsid="00124e34" officeooo:paragraph-rsid="00124e34" style:font-style-asian="italic" style:font-style-complex="italic"/>
    </style:style>
    <style:style style:name="P149" style:family="paragraph" style:parent-style-name="Table_20_Contents">
      <style:paragraph-properties fo:text-align="start" style:justify-single-word="false"/>
      <style:text-properties officeooo:rsid="00124e34" officeooo:paragraph-rsid="00124e34"/>
    </style:style>
    <style:style style:name="P150" style:family="paragraph" style:parent-style-name="Table_20_Contents">
      <style:paragraph-properties fo:text-align="start" style:justify-single-word="false"/>
      <style:text-properties officeooo:rsid="00236602" officeooo:paragraph-rsid="00236602"/>
    </style:style>
    <style:style style:name="P151" style:family="paragraph" style:parent-style-name="Standard">
      <style:paragraph-properties fo:text-align="start" style:justify-single-word="false"/>
      <style:text-properties style:text-position="0% 100%" fo:font-style="normal" fo:font-weight="normal" officeooo:rsid="00220662" officeooo:paragraph-rsid="00220662" style:font-style-asian="normal" style:font-weight-asian="normal" style:font-style-complex="normal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text-position="0% 100%" fo:font-style="normal" fo:font-weight="normal" officeooo:rsid="00236602" officeooo:paragraph-rsid="00236602" style:font-style-asian="normal" style:font-weight-asian="normal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position="0% 100%" fo:font-style="normal" fo:font-weight="normal" officeooo:rsid="002409c4" officeooo:paragraph-rsid="002409c4" style:font-style-asian="normal" style:font-weight-asian="normal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text-position="0% 100%" fo:font-style="normal" fo:font-weight="normal" officeooo:rsid="0020fe00" officeooo:paragraph-rsid="007b0dca" style:font-style-asian="normal" style:font-weight-asian="normal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text-position="0% 100%" fo:font-style="normal" fo:font-weight="bold" officeooo:rsid="00220662" officeooo:paragraph-rsid="00220662" style:font-style-asian="normal" style:font-weight-asian="bold" style:font-style-complex="normal" style:font-weight-complex="bold"/>
    </style:style>
    <style:style style:name="P156" style:family="paragraph" style:parent-style-name="Standard">
      <style:paragraph-properties fo:text-align="start" style:justify-single-word="false"/>
      <style:text-properties style:text-position="0% 100%" fo:font-style="normal" fo:font-weight="bold" officeooo:rsid="00236602" officeooo:paragraph-rsid="00236602" style:font-style-asian="normal" style:font-weight-asian="bold" style:font-style-complex="normal" style:font-weight-complex="bold"/>
    </style:style>
    <style:style style:name="P157" style:family="paragraph" style:parent-style-name="Standard">
      <style:paragraph-properties fo:text-align="center" style:justify-single-word="false"/>
      <style:text-properties style:text-position="0% 100%" fo:font-style="normal" fo:font-weight="bold" officeooo:rsid="002409c4" officeooo:paragraph-rsid="002409c4" style:font-style-asian="normal" style:font-weight-asian="bold" style:font-style-complex="normal" style:font-weight-complex="bold"/>
    </style:style>
    <style:style style:name="P158" style:family="paragraph" style:parent-style-name="Standard">
      <style:paragraph-properties fo:text-align="start" style:justify-single-word="false"/>
      <style:text-properties style:text-position="0% 100%" fo:font-style="normal" fo:font-weight="bold" officeooo:rsid="002409c4" officeooo:paragraph-rsid="002409c4" style:font-style-asian="normal" style:font-weight-asian="bold" style:font-style-complex="normal" style:font-weight-complex="bold"/>
    </style:style>
    <style:style style:name="P159" style:family="paragraph" style:parent-style-name="Standard">
      <style:paragraph-properties fo:text-align="start" style:justify-single-word="false"/>
      <style:text-properties style:text-position="0% 100%" fo:font-style="italic" fo:font-weight="normal" officeooo:rsid="00220662" officeooo:paragraph-rsid="00220662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position="0% 100%" fo:font-style="italic" fo:font-weight="normal" officeooo:rsid="002409c4" officeooo:paragraph-rsid="002409c4" style:font-style-asian="italic" style:font-weight-asian="normal" style:font-style-complex="italic" style:font-weight-complex="normal"/>
    </style:style>
    <style:style style:name="P161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162" style:family="paragraph" style:parent-style-name="Table_20_Contents">
      <style:paragraph-properties fo:text-align="start" style:justify-single-word="false"/>
      <style:text-properties fo:font-size="12pt" officeooo:rsid="003ef4c7" officeooo:paragraph-rsid="003ef4c7" style:font-size-asian="10.5pt" style:font-size-complex="12pt"/>
    </style:style>
    <style:style style:name="P163" style:family="paragraph" style:parent-style-name="Table_20_Contents">
      <style:paragraph-properties fo:text-align="start" style:justify-single-word="false"/>
      <style:text-properties fo:font-size="12pt" officeooo:rsid="0060e517" officeooo:paragraph-rsid="0060e517" style:font-size-asian="10.5pt" style:font-size-complex="12pt"/>
    </style:style>
    <style:style style:name="P164" style:family="paragraph" style:parent-style-name="Table_20_Contents">
      <style:paragraph-properties fo:text-align="start" style:justify-single-word="false"/>
      <style:text-properties fo:font-size="12pt" fo:font-weight="bold" officeooo:rsid="003ef4c7" officeooo:paragraph-rsid="003ef4c7" style:font-size-asian="10.5pt" style:font-weight-asian="bold" style:font-size-complex="12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5f18b8" officeooo:paragraph-rsid="005f18b8" style:font-size-asian="10.5pt" style:font-size-complex="12pt"/>
    </style:style>
    <style:style style:name="P166" style:family="paragraph" style:parent-style-name="Table_20_Contents">
      <style:paragraph-properties fo:text-align="start" style:justify-single-word="false"/>
      <style:text-properties fo:font-size="12pt" style:text-underline-style="none" officeooo:rsid="005f18b8" officeooo:paragraph-rsid="005f18b8" style:font-size-asian="10.5pt" style:font-size-complex="12pt"/>
    </style:style>
    <style:style style:name="P167" style:family="paragraph" style:parent-style-name="Standard">
      <style:paragraph-properties fo:text-align="center" style:justify-single-word="false"/>
      <style:text-properties fo:color="#000000" loext:opacity="100%" style:text-position="0% 100%" fo:font-style="normal" fo:font-weight="bold" officeooo:rsid="003a8c55" officeooo:paragraph-rsid="003a8c55" style:font-style-asian="normal" style:font-weight-asian="bold" style:font-style-complex="normal" style:font-weight-complex="bold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a8c55" officeooo:paragraph-rsid="003a8c55" style:font-style-asian="normal" style:font-weight-asian="normal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text-position="0% 100%" fo:font-style="normal" fo:font-weight="normal" officeooo:rsid="003a8c55" officeooo:paragraph-rsid="008d11d7" style:font-style-asian="normal" style:font-weight-asian="normal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6273df" officeooo:paragraph-rsid="006273d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913a35" officeooo:paragraph-rsid="00913a3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92a712" officeooo:paragraph-rsid="0092a71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93ad8d" officeooo:paragraph-rsid="0093ad8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93aedd" officeooo:paragraph-rsid="0093ad8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93aedd" officeooo:paragraph-rsid="0093aed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957be9" officeooo:paragraph-rsid="00957be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a0524b" officeooo:paragraph-rsid="00a0524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a0524b" officeooo:paragraph-rsid="00a2016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a3a038" officeooo:paragraph-rsid="00a3a03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a47861" officeooo:paragraph-rsid="00a4786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normal" officeooo:rsid="005be5c8" officeooo:paragraph-rsid="00a8dc03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2" style:family="paragraph" style:parent-style-name="Standard">
      <style:paragraph-properties fo:text-align="center" style:justify-single-word="false"/>
      <style:text-properties fo:color="#000000" loext:opacity="100%" style:text-position="0% 100%" fo:font-size="12pt" fo:font-style="normal" style:text-underline-style="none" fo:font-weight="bold" officeooo:rsid="0093ad8d" officeooo:paragraph-rsid="0093ad8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3" style:family="paragraph" style:parent-style-name="Standard">
      <style:paragraph-properties fo:text-align="center" style:justify-single-word="false"/>
      <style:text-properties fo:color="#000000" loext:opacity="100%" style:text-position="0% 100%" fo:font-size="12pt" fo:font-style="normal" style:text-underline-style="none" fo:font-weight="bold" officeooo:rsid="009fb544" officeooo:paragraph-rsid="009fb54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4" style:family="paragraph" style:parent-style-name="Standard">
      <style:paragraph-properties fo:text-align="center" style:justify-single-word="false"/>
      <style:text-properties fo:color="#000000" loext:opacity="100%" style:text-position="0% 100%" fo:font-size="12pt" fo:font-style="normal" style:text-underline-style="none" fo:font-weight="bold" officeooo:rsid="00957be9" officeooo:paragraph-rsid="00a3a03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5" style:family="paragraph" style:parent-style-name="Standard">
      <style:paragraph-properties fo:text-align="center" style:justify-single-word="false"/>
      <style:text-properties fo:color="#000000" loext:opacity="100%" style:text-position="0% 100%" fo:font-size="12pt" fo:font-style="normal" style:text-underline-style="none" fo:font-weight="bold" officeooo:rsid="00a3a038" officeooo:paragraph-rsid="00a3a03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none" fo:font-weight="bold" officeooo:rsid="00a3a038" officeooo:paragraph-rsid="00a3a03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957be9" officeooo:paragraph-rsid="00957be9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957be9" officeooo:paragraph-rsid="00a3a03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98abfe" officeooo:paragraph-rsid="0098abf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9bff62" officeooo:paragraph-rsid="009bff62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9e18f7" officeooo:paragraph-rsid="009e18f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9f9b3e" officeooo:paragraph-rsid="009f9b3e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9f9b3e" officeooo:paragraph-rsid="009fb54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a3a038" officeooo:paragraph-rsid="00a3a03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normal" officeooo:rsid="00a47861" officeooo:paragraph-rsid="00a4786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6" style:family="paragraph" style:parent-style-name="Standard">
      <style:paragraph-properties fo:text-align="center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bold" officeooo:rsid="009e18f7" officeooo:paragraph-rsid="009e18f7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97" style:family="paragraph" style:parent-style-name="Standard">
      <style:paragraph-properties fo:text-align="start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bold" officeooo:rsid="009fb544" officeooo:paragraph-rsid="009fb544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98" style:family="paragraph" style:parent-style-name="Standard">
      <style:paragraph-properties fo:text-align="center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bold" officeooo:rsid="00a3a038" officeooo:paragraph-rsid="00a3a03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99" style:family="paragraph" style:parent-style-name="Standard">
      <style:paragraph-properties fo:text-align="center" style:justify-single-word="false"/>
      <style:text-properties fo:color="#000000" loext:opacity="100%" style:text-position="0% 100%" fo:font-size="12pt" fo:font-style="normal" style:text-underline-style="solid" style:text-underline-width="auto" style:text-underline-color="font-color" fo:font-weight="bold" officeooo:rsid="00a47861" officeooo:paragraph-rsid="00a4786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200" style:family="paragraph" style:parent-style-name="Standard">
      <style:paragraph-properties fo:text-align="start" style:justify-single-word="false"/>
      <style:text-properties fo:font-style="normal" fo:font-weight="normal" officeooo:rsid="0018465e" officeooo:paragraph-rsid="0018465e" style:font-style-asian="normal" style:font-weight-asian="normal" style:font-style-complex="normal" style:font-weight-complex="normal"/>
    </style:style>
    <style:style style:name="P201" style:family="paragraph" style:parent-style-name="Table_20_Contents">
      <style:paragraph-properties fo:text-align="start" style:justify-single-word="false"/>
      <style:text-properties fo:font-size="12pt" officeooo:rsid="00a2016e" officeooo:paragraph-rsid="00a2016e" style:font-size-asian="10.5pt" style:font-size-complex="12pt"/>
    </style:style>
    <style:style style:name="P202" style:family="paragraph" style:parent-style-name="Table_20_Contents">
      <style:paragraph-properties fo:text-align="start" style:justify-single-word="false"/>
      <style:text-properties fo:font-size="12pt" officeooo:rsid="00a3a038" officeooo:paragraph-rsid="00a3a038" style:font-size-asian="10.5pt" style:font-size-complex="12pt"/>
    </style:style>
    <style:style style:name="P203" style:family="paragraph" style:parent-style-name="Table_20_Contents">
      <style:paragraph-properties fo:text-align="start" style:justify-single-word="false"/>
      <style:text-properties fo:font-size="12pt" officeooo:rsid="00a456db" officeooo:paragraph-rsid="00a456db" style:font-size-asian="10.5pt" style:font-size-complex="12pt"/>
    </style:style>
    <style:style style:name="P204" style:family="paragraph" style:parent-style-name="Table_20_Contents">
      <style:paragraph-properties fo:text-align="start" style:justify-single-word="false"/>
      <style:text-properties fo:font-size="12pt" style:text-underline-style="solid" style:text-underline-width="auto" style:text-underline-color="font-color" officeooo:rsid="00a456db" officeooo:paragraph-rsid="00a456db" style:font-size-asian="10.5pt" style:font-size-complex="12pt"/>
    </style:style>
    <style:style style:name="P205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a3a038" officeooo:paragraph-rsid="00a3a038" style:font-size-asian="10.5pt" style:font-weight-asian="bold" style:font-size-complex="12pt" style:font-weight-complex="bold"/>
    </style:style>
    <style:style style:name="P206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a456db" officeooo:paragraph-rsid="00a456db" style:font-size-asian="10.5pt" style:font-weight-asian="bold" style:font-size-complex="12pt" style:font-weight-complex="bold"/>
    </style:style>
    <style:style style:name="P207" style:family="paragraph">
      <loext:graphic-properties draw:fill="none" draw:fill-color="#ffffff"/>
      <style:paragraph-properties style:writing-mode="lr-tb"/>
      <style:text-properties style:font-name="FreeSerif"/>
    </style:style>
    <style:style style:name="T1" style:family="text">
      <style:text-properties fo:color="#ffffff" loext:opacity="100%" style:text-position="0% 100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399e91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position="super 58%"/>
    </style:style>
    <style:style style:name="T7" style:family="text">
      <style:text-properties style:text-position="0% 100%"/>
    </style:style>
    <style:style style:name="T8" style:family="text">
      <style:text-properties style:text-position="0% 100%" fo:font-style="normal" style:font-style-asian="normal" style:font-style-complex="normal"/>
    </style:style>
    <style:style style:name="T9" style:family="text">
      <style:text-properties officeooo:rsid="002007e7"/>
    </style:style>
    <style:style style:name="T10" style:family="text">
      <style:text-properties officeooo:rsid="0020fe00"/>
    </style:style>
    <style:style style:name="T11" style:family="text">
      <style:text-properties fo:color="#000000" loext:opacity="100%" style:text-position="0% 100%"/>
    </style:style>
    <style:style style:name="T12" style:family="text">
      <style:text-properties fo:color="#000000" loext:opacity="100%" style:text-position="0% 100%" fo:font-style="italic" style:font-style-asian="italic" style:font-style-complex="italic"/>
    </style:style>
    <style:style style:name="T13" style:family="text">
      <style:text-properties fo:color="#000000" loext:opacity="100%" style:text-position="0% 100%" fo:font-style="normal" style:font-style-asian="normal" style:font-style-complex="normal"/>
    </style:style>
    <style:style style:name="T14" style:family="text">
      <style:text-properties fo:color="#000000" loext:opacity="100%" style:text-position="0% 100%" officeooo:rsid="002eac2d"/>
    </style:style>
    <style:style style:name="T15" style:family="text">
      <style:text-properties fo:color="#000000" loext:opacity="100%" style:text-position="0% 100%" fo:font-size="12pt" fo:font-style="normal" style:text-underline-style="none" fo:font-weight="normal" officeooo:rsid="005d3c21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color="#000000" loext:opacity="100%" style:text-position="0% 100%" fo:font-size="12pt" fo:font-style="italic" style:text-underline-style="none" fo:font-weight="normal" officeooo:rsid="005d3c21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17" style:family="text">
      <style:text-properties fo:color="#000000" loext:opacity="100%" style:text-position="0% 10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8" style:family="text">
      <style:text-properties fo:color="#000000" loext:opacity="100%" style:text-position="0% 100%" fo:font-size="12pt" style:text-underline-style="none" fo:font-weight="normal" fo:background-color="transparent" loext:char-shading-value="0" style:font-size-asian="10.5pt" style:font-weight-asian="normal" style:font-size-complex="12pt" style:font-weight-complex="normal"/>
    </style:style>
    <style:style style:name="T19" style:family="text">
      <style:text-properties officeooo:rsid="0026cace"/>
    </style:style>
    <style:style style:name="T20" style:family="text">
      <style:text-properties officeooo:rsid="0034c4f5"/>
    </style:style>
    <style:style style:name="T21" style:family="text">
      <style:text-properties officeooo:rsid="003a8c55"/>
    </style:style>
    <style:style style:name="T22" style:family="text">
      <style:text-properties officeooo:rsid="003b5748"/>
    </style:style>
    <style:style style:name="T23" style:family="text">
      <style:text-properties officeooo:rsid="003ef4c7"/>
    </style:style>
    <style:style style:name="T24" style:family="text">
      <style:text-properties officeooo:rsid="0045eea7"/>
    </style:style>
    <style:style style:name="T25" style:family="text">
      <style:text-properties officeooo:rsid="00475a90"/>
    </style:style>
    <style:style style:name="T26" style:family="text">
      <style:text-properties officeooo:rsid="0049f476"/>
    </style:style>
    <style:style style:name="T27" style:family="text">
      <style:text-properties officeooo:rsid="004d2ffd"/>
    </style:style>
    <style:style style:name="T28" style:family="text">
      <style:text-properties officeooo:rsid="004ee639"/>
    </style:style>
    <style:style style:name="T29" style:family="text">
      <style:text-properties officeooo:rsid="00531724"/>
    </style:style>
    <style:style style:name="T30" style:family="text">
      <style:text-properties officeooo:rsid="0053c7d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officeooo:rsid="00626262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officeooo:rsid="009a0e42"/>
    </style:style>
    <style:style style:name="T35" style:family="text">
      <style:text-properties style:text-underline-style="none" officeooo:rsid="009e18f7"/>
    </style:style>
    <style:style style:name="T36" style:family="text">
      <style:text-properties style:text-underline-style="none" officeooo:rsid="009f9b3e"/>
    </style:style>
    <style:style style:name="T37" style:family="text">
      <style:text-properties style:text-underline-style="none" officeooo:rsid="009fb544"/>
    </style:style>
    <style:style style:name="T38" style:family="text">
      <style:text-properties style:text-underline-style="none" officeooo:rsid="00a456db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style:text-underline-style="solid" style:text-underline-width="auto" style:text-underline-color="font-color" officeooo:rsid="0060e517"/>
    </style:style>
    <style:style style:name="T41" style:family="text">
      <style:text-properties style:text-underline-style="solid" style:text-underline-width="auto" style:text-underline-color="font-color" officeooo:rsid="00913a35"/>
    </style:style>
    <style:style style:name="T42" style:family="text">
      <style:text-properties officeooo:rsid="0055b67c"/>
    </style:style>
    <style:style style:name="T43" style:family="text">
      <style:text-properties officeooo:rsid="0056de78"/>
    </style:style>
    <style:style style:name="T44" style:family="text">
      <style:text-properties officeooo:rsid="005d9a88"/>
    </style:style>
    <style:style style:name="T45" style:family="text">
      <style:text-properties officeooo:rsid="005ea06f"/>
    </style:style>
    <style:style style:name="T46" style:family="text">
      <style:text-properties officeooo:rsid="005f18b8"/>
    </style:style>
    <style:style style:name="T47" style:family="text">
      <style:text-properties officeooo:rsid="0060e517"/>
    </style:style>
    <style:style style:name="T48" style:family="text">
      <style:text-properties officeooo:rsid="00649147"/>
    </style:style>
    <style:style style:name="T49" style:family="text">
      <style:text-properties officeooo:rsid="0065e9bc"/>
    </style:style>
    <style:style style:name="T50" style:family="text">
      <style:text-properties officeooo:rsid="006e255c"/>
    </style:style>
    <style:style style:name="T51" style:family="text">
      <style:text-properties officeooo:rsid="0071f721"/>
    </style:style>
    <style:style style:name="T52" style:family="text">
      <style:text-properties officeooo:rsid="0093aed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09fb544"/>
    </style:style>
    <style:style style:name="T55" style:family="text">
      <style:text-properties officeooo:rsid="00a2016e"/>
    </style:style>
    <style:style style:name="T56" style:family="text">
      <style:text-properties officeooo:rsid="00a85165"/>
    </style:style>
    <style:style style:name="T57" style:family="text">
      <style:text-properties style:font-name="FreeSerif" fo:font-size="12pt"/>
    </style:style>
    <style:style style:name="gr1" style:family="graphic">
      <style:graphic-properties draw:stroke="none" svg:stroke-color="#000000" draw:fill="none" draw:fill-color="#ffffff" fo:min-height="2.093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PUs;</text:p>
      <text:p text:style-name="P5"><draw:frame text:anchor-type="paragraph" draw:z-index="0" draw:name="Text Frame 4" draw:style-name="gr1" draw:text-style-name="P207" svg:width="3.5941in" svg:height="2.0941in" svg:x="3.6811in" svg:y="0.0209in"><draw:text-box><text:p><text:span text:style-name="T57">- Security Processors; (IPS)</text:span></text:p><text:p><text:span text:style-name="T57"><text:tab/></text:span><text:span text:style-name="T57">- Attached to network interface</text:span></text:p><text:p><text:span text:style-name="T57"><text:tab/></text:span><text:span text:style-name="T57">- Accelerate IPS</text:span></text:p><text:p><text:span text:style-name="T57">- Network Processors; (Network Forwarding)</text:span></text:p><text:p><text:span text:style-name="T57"><text:tab/></text:span><text:span text:style-name="T57">- Attached to network interface</text:span></text:p><text:p><text:span text:style-name="T57"><text:tab/></text:span><text:span text:style-name="T57">- Packet Processing</text:span></text:p><text:p><text:span text:style-name="T57"><text:tab/></text:span><text:span text:style-name="T57">- NP7 provided Nturbo</text:span></text:p></draw:text-box></draw:frame>- Content Processors; <text:span text:style-name="T19">(</text:span><text:span text:style-name="T26">Layer 7 operations</text:span><text:span text:style-name="T19">)</text:span></text:p>
      <text:p text:style-name="P5"><text:tab/>- High speed content inspection</text:p>
      <text:p text:style-name="P5"><text:tab/>- Not Bound to interface <text:span text:style-name="T26">(closer to Apps)</text:span></text:p>
      <text:p text:style-name="P5"><text:tab/>- Encrypt + Decrypt (SSL)</text:p>
      <text:p text:style-name="P5"><text:tab/>- Anti-Virus</text:p>
      <text:p text:style-name="P5">- System-on-a-Chip</text:p>
      <text:p text:style-name="P5"><text:tab/>- Optimized performance for entry-level</text:p>
      <text:p text:style-name="P5"><text:tab/>- SoC4 platforms include Nturbo</text:p>
      <text:p text:style-name="P10">NOTE: Nturbo offloads flow-based inspection sessions to NP6 or NP7</text:p>
      <text:p text:style-name="P6"/>
      <text:p text:style-name="P6">Basic Commands;</text:p>
      <table:table table:name="Table1" table:style-name="Table1">
        <table:table-column table:style-name="Table1.A"/>
        <table:table-column table:style-name="Table1.B"/>
        <table:table-row table:style-name="TableLine94345406482336">
          <table:table-cell table:style-name="Table1.A1" office:value-type="string">
            <text:p text:style-name="P148">get system status</text:p>
          </table:table-cell>
          <table:table-cell table:style-name="Table1.B1" office:value-type="string">
            <text:p text:style-name="P149">Current system status</text:p>
          </table:table-cell>
        </table:table-row>
        <table:table-row table:style-name="TableLine94345406540480">
          <table:table-cell table:style-name="Table1.A2" office:value-type="string">
            <text:p text:style-name="P148">show full-configuration system interface &lt;port&gt;</text:p>
          </table:table-cell>
          <table:table-cell table:style-name="Table1.B2" office:value-type="string">
            <text:p text:style-name="P149">Show all interface attributes</text:p>
          </table:table-cell>
        </table:table-row>
        <table:table-row table:style-name="TableLine94345406552144">
          <table:table-cell table:style-name="Table1.A2" office:value-type="string">
            <text:p text:style-name="P148">show system interface &lt;port&gt;</text:p>
          </table:table-cell>
          <table:table-cell table:style-name="Table1.B2" office:value-type="string">
            <text:p text:style-name="P149">Non-default interface attributes</text:p>
          </table:table-cell>
        </table:table-row>
      </table:table>
      <text:p text:style-name="P128"/>
      <text:p text:style-name="P129">Built-in Servers</text:p>
      <text:p text:style-name="P129"/>
      <text:p text:style-name="P114">Fortigate may operate as a DHCP or DNS server.</text:p>
      <text:p text:style-name="P114">DHCP; assign(auto), block, reserve(static)</text:p>
      <text:p text:style-name="P114">DNS; per interface &amp; per VDOM, either Forward(Relay), Non-recursive or Recursive</text:p>
      <text:p text:style-name="P114"/>
      <text:p text:style-name="P114">Backup;</text:p>
      <text:p text:style-name="P114">- optional encryption</text:p>
      <text:p text:style-name="P114">- may secure using password</text:p>
      <text:p text:style-name="P114">- loading backup reboots device</text:p>
      <text:p text:style-name="P114"/>
      <text:p text:style-name="P114">Both encrypted and unencrypted backups have headers;</text:p>
      <text:p text:style-name="P114">Model, Firmware Version, Build Number</text:p>
      <text:p text:style-name="P114"/>
      <text:p text:style-name="P114"><text:span text:style-name="T2">Encrypted </text:span>requires same Model, Build, Password</text:p>
      <text:p text:style-name="P114"><text:span text:style-name="T2">Unencrypted </text:span>requires same Model</text:p>
      <text:p text:style-name="P114"/>
      <text:p text:style-name="P130">Security Fabric</text:p>
      <text:p text:style-name="P131">Intro to Security Fabric</text:p>
      <text:p text:style-name="P131"/>
      <text:p text:style-name="P115">Hollistic approach to security, providing a central point of visibility and control.</text:p>
      <text:p text:style-name="P115">Security Fabric Attributes <text:span text:style-name="T30">(SD-WAN)</text:span>;</text:p>
      <text:p text:style-name="P115"><text:tab/>- Broad (Network visibility)</text:p>
      <text:p text:style-name="P115"><text:tab/>- Integrated (With 3<text:span text:style-name="T6">rd</text:span> <text:s/>party devices via API)</text:p>
      <text:p text:style-name="P115"><text:tab/>- Automated (Network Automation)</text:p>
      <text:p text:style-name="P115"/>
      <text:p text:style-name="P115"/>
      <text:p text:style-name="P132"><text:soft-page-break/>Deploying the Security Fabric</text:p>
      <text:p text:style-name="P132"/>
      <text:p text:style-name="P115">Must configure; FortiAnalyzer, root FortiGate and downstream FortiGates</text:p>
      <text:p text:style-name="P115">Root Firewall;</text:p>
      <text:p text:style-name="P115"><text:tab/>- Enable Security Fabric and select devices</text:p>
      <text:p text:style-name="P115"><text:tab/>- Assign as Root</text:p>
      <text:p text:style-name="P115"><text:tab/>- Set ip of Analyzer</text:p>
      <text:p text:style-name="P115"><text:tab/>- Configure Fabric Name</text:p>
      <text:p text:style-name="P115"><text:tab/>- preauthorize downstream devices</text:p>
      <text:p text:style-name="P115">Downstream;</text:p>
      <text:p text:style-name="P115"><text:tab/>- enable Security Fabric Connection + Device detection on interfaces to downstream devices</text:p>
      <text:p text:style-name="P115"><text:tab/>- enable Fabric + join existing Fabric</text:p>
      <text:p text:style-name="P115"><text:tab/>- configure ip of upstream device</text:p>
      <text:p text:style-name="P115"><text:tab/>(Root will push FortiAnalyzer config)</text:p>
      <text:p text:style-name="P116">Authorizing devices;</text:p>
      <text:p text:style-name="P116"><text:tab/>- Authorize downstream devices on Root</text:p>
      <text:p text:style-name="P117"><text:tab/>- Authorize <text:span text:style-name="T30">downstream </text:span>devices on FortiAnalyzer</text:p>
      <text:p text:style-name="P116"><text:tab/>- <text:span text:style-name="T30">Confirm devices have successfully joined the fabric</text:span></text:p>
      <text:p text:style-name="P116">Synchronization error;</text:p>
      <text:p text:style-name="P116"><text:tab/>- Resolve using Automatic or Manual rectification</text:p>
      <text:p text:style-name="P116"><text:tab/>(e.g. renaming objects automatically or manually)</text:p>
      <text:p text:style-name="P116"/>
      <text:p text:style-name="P116">Device Identification <text:span text:style-name="T27">(Endpoints)</text:span>;</text:p>
      <text:p text:style-name="P116"><text:tab/>- Agentless (Requires direct connection, can use HTTPS, SIP, DHCP, etc)</text:p>
      <text:p text:style-name="P116"><text:tab/>- Agent (Relies on FortiClient to identify devices)</text:p>
      <text:p text:style-name="P116"><text:tab/>(Note: Default identification = passive scanning, which listens for incoming traffic.)</text:p>
      <text:p text:style-name="P116"/>
      <text:p text:style-name="P133">Extending Fabric and Features</text:p>
      <text:p text:style-name="P118"><text:s/></text:p>
      <text:p text:style-name="P118">Automat<text:span text:style-name="T56">d Response to Incidents</text:span>;</text:p>
      <text:p text:style-name="P118"><text:tab/>- Access Layer Quarantine(AP or Switch)</text:p>
      <text:p text:style-name="P118"><text:tab/>- FortiClient commentary</text:p>
      <text:p text:style-name="P118"><text:tab/>- IP Ban</text:p>
      <text:p text:style-name="P118">FortiGate GUI can display compromised hosts.</text:p>
      <text:p text:style-name="P118"/>
      <text:p text:style-name="P118">External Connections; Intergrate Multi-Cloud solutions. (AWS, Azure, OCS, GCP)</text:p>
      <text:p text:style-name="P118"/>
      <text:p text:style-name="P133">Rating Service + Topology View</text:p>
      <text:p text:style-name="P133"/>
      <text:p text:style-name="P119">Security Rating; Subscription Service, provide summaries on;</text:p>
      <text:p text:style-name="P119">- Security Posture</text:p>
      <text:p text:style-name="P119">- Fabric Coverage</text:p>
      <text:p text:style-name="P119">- Optimization</text:p>
      <text:p text:style-name="P119"/>
      <text:p text:style-name="P119"/>
      <text:p text:style-name="P119"><text:soft-page-break/>Scorecards;</text:p>
      <text:p text:style-name="P119">Note: Global VDOM may generate scores for all VDOMs</text:p>
      <text:p text:style-name="P119">Provides;</text:p>
      <text:p text:style-name="P119"><text:tab/>- Score</text:p>
      <text:p text:style-name="P119"><text:tab/>- Critical Issues</text:p>
      <text:p text:style-name="P119"><text:tab/>- Remedies/recommendations</text:p>
      <text:p text:style-name="P119"/>
      <text:p text:style-name="P119">Topology View; Gives a high level view of network.</text:p>
      <text:p text:style-name="P119">May authorize/deauthorize access devices</text:p>
      <text:p text:style-name="P119">Ban/Unban compromised clients</text:p>
      <text:p text:style-name="P119">Perform some management tasks(login, deauthorize, etc)</text:p>
      <text:p text:style-name="P119"/>
      <text:p text:style-name="P119"/>
      <text:p text:style-name="P119"/>
      <text:p text:style-name="P119"/>
      <text:p text:style-name="P119"/>
      <text:p text:style-name="P134">Firewall Policies</text:p>
      <text:p text:style-name="P141"/>
      <text:p text:style-name="P135">Configuration of Firewall Policies</text:p>
      <text:p text:style-name="P135"/>
      <text:p text:style-name="P120">For “Nameless Policies” enable through Feature Visibility <text:span text:style-name="T9">(Only GUI requires name)</text:span></text:p>
      <text:p text:style-name="P121">Policy defined by Name and UUID</text:p>
      <text:p text:style-name="P121"/>
      <text:p text:style-name="P122">Security Profiles; </text:p>
      <text:p text:style-name="P122">Applied after ACL Match (Webfilter, AntiVirus, DNS filter)</text:p>
      <text:p text:style-name="P121">Protect via;</text:p>
      <text:p text:style-name="P121"><text:tab/>- Blocking Threats</text:p>
      <text:p text:style-name="P121"><text:tab/>- Controlling Access via specified Apps and URLs</text:p>
      <text:p text:style-name="P121"><text:tab/>- Preventing specific data from leaving the network</text:p>
      <text:p text:style-name="P121"/>
      <text:p text:style-name="P122">Logging; </text:p>
      <text:p text:style-name="P122">Generate logs after session closes</text:p>
      <text:p text:style-name="P121">default - <text:s/>Logs only generated via Security Profile</text:p>
      <text:p text:style-name="P121"/>
      <text:p text:style-name="P121">Can use “SES” to block all traffic automatically after a request over that session was blocked (Without wasting processing power on an ACL lookup)</text:p>
      <text:p text:style-name="P142"># set ses-denied-traffic &lt;disable | enable&gt;</text:p>
      <text:p text:style-name="P121">And you may define how long logs are stored;</text:p>
      <text:p text:style-name="P142">#set block-session-timer &lt;1-300&gt;</text:p>
      <text:p text:style-name="P2"/>
      <text:p text:style-name="P2">Managing Firewall Policies</text:p>
      <text:p text:style-name="P2"/>
      <text:p text:style-name="P7">Policy Status; shows details about policy (ID, Last/First Used, Active Sessions, Hit count, etc)</text:p>
      <text:p text:style-name="P7">Policy ID; Automatically assigned when policy is created (1, 2, 3, etc)</text:p>
      <text:p text:style-name="P7"/>
      <text:p text:style-name="P7"><text:soft-page-break/></text:p>
      <text:p text:style-name="P2">Best Practice and Troubleshooting <text:span text:style-name="T24">(Firewall Policies)</text:span></text:p>
      <text:p text:style-name="P7"/>
      <text:p text:style-name="P7">Best Practices;</text:p>
      <text:p text:style-name="P7"><text:tab/>- Test before deployment</text:p>
      <text:p text:style-name="P7"><text:tab/>- Be as specific as practical</text:p>
      <text:p text:style-name="P7"><text:tab/>- Enable <text:span text:style-name="T10">profile/logging on a per policy basis</text:span></text:p>
      <text:p text:style-name="P7"><text:tab/>- <text:span text:style-name="T10">Specificity first, generality last</text:span></text:p>
      <text:p text:style-name="P7"/>
      <text:p text:style-name="P8">May Combine similar policies</text:p>
      <text:p text:style-name="P8"/>
      <text:p text:style-name="P8">Policy Lookup GUI allows you to lookup policies via a criteria</text:p>
      <text:p text:style-name="P8"/>
      <text:p text:style-name="P3">NAT</text:p>
      <text:p text:style-name="P4">Introduction to NAT</text:p>
      <text:p text:style-name="P9"/>
      <text:p text:style-name="P9">NAT (SNAT/DNAT) 1-to-1</text:p>
      <text:p text:style-name="P9">PAT (Overload)</text:p>
      <text:p text:style-name="P9">NAT64/46 (ipv4 to ipv6 and vice versa)</text:p>
      <text:p text:style-name="P9">NAT66 (ipv6 NAT)</text:p>
      <text:p text:style-name="P9">Configuration Modes;</text:p>
      <text:p text:style-name="P9">Firewall Policy Mode; <text:span text:style-name="T28">(NAT per policy)</text:span></text:p>
      <text:p text:style-name="P9"><text:tab/>SNAT - <text:s text:c="2"/>Outgoing interface or Address Pool</text:p>
      <text:p text:style-name="P9"><text:tab/>DNAT - <text:s/>Configured VIP</text:p>
      <text:p text:style-name="P9">Central NAT Mode; <text:span text:style-name="T28">(Create specific NAT objects)</text:span></text:p>
      <text:p text:style-name="P9"><text:tab/>Applies to multiple policies based on SNAT/DNAT Rules</text:p>
      <text:p text:style-name="P9"><text:tab/>SNAT Rules from Central SNAT Rules</text:p>
      <text:p text:style-name="P9"><text:tab/>DNAT Rules from DNAT + VIPs</text:p>
      <text:p text:style-name="P9"/>
      <text:p text:style-name="P4">Firewall Policy</text:p>
      <text:p text:style-name="P9"/>
      <text:p text:style-name="P9">Note: Firewall Address Object will not match a VIP unless you set;</text:p>
      <text:p text:style-name="P143">#set match-vip enable</text:p>
      <text:p text:style-name="P136"/>
      <text:p text:style-name="P136">Central NAT</text:p>
      <text:p text:style-name="P136"/>
      <text:p text:style-name="P123">Disabled by default, enable/disable via CLI</text:p>
      <text:p text:style-name="P123">Central NAT is mandatory for NGFW Policy Based Mode.</text:p>
      <text:p text:style-name="P123">Matching Criteria;</text:p>
      <text:p text:style-name="P123"><text:tab/>- Source/Destination Interface</text:p>
      <text:p text:style-name="P123"><text:tab/>- Source/Destination Address</text:p>
      <text:p text:style-name="P123"><text:tab/>- <text:span text:style-name="T7">Protocol</text:span></text:p>
      <text:p text:style-name="P154"><text:tab/>- Source Port</text:p>
      <text:p text:style-name="P154">If no Central NAT policy configured <text:span text:style-name="T48">and </text:span>matching, NAT is not applied to the session.</text:p>
      <text:p text:style-name="P155"/>
      <text:p text:style-name="P155"><text:soft-page-break/></text:p>
      <text:p text:style-name="P155">Session Helpers </text:p>
      <text:p text:style-name="P155"/>
      <text:p text:style-name="P151">Some traffic requires packet modification <text:span text:style-name="T49">to be properly inspected by the FortiGate </text:span>(FTP or SIP SDP)</text:p>
      <text:p text:style-name="P151">Show session helpers</text:p>
      <text:p text:style-name="P159">#show system session-helper</text:p>
      <text:p text:style-name="P151">Application Layer Gateway; ALG, more advanced tracking/control (e.g. VOIP Profile)</text:p>
      <text:p text:style-name="P151"/>
      <text:p text:style-name="P155">Sessions</text:p>
      <text:p text:style-name="P155"/>
      <text:p text:style-name="P151">Session table stores;</text:p>
      <text:p text:style-name="P151"><text:tab/>- Source/Destination address, Port no. state, timeout</text:p>
      <text:p text:style-name="P151"><text:tab/>- Source/Destination interfaces</text:p>
      <text:p text:style-name="P151"><text:tab/>- Source/Destination NAT addresses</text:p>
      <text:p text:style-name="P151">Performance Metrics;</text:p>
      <text:p text:style-name="P151"><text:tab/>- Maximum concurrent sessions<text:tab/></text:p>
      <text:p text:style-name="P151"><text:tab/>- New sessions per second<text:tab/></text:p>
      <text:p text:style-name="P152">Session idle time = TTL (Can be adjusted for performance)</text:p>
      <text:p text:style-name="P152">#diagnose sys session &lt;params&gt; (check session table)</text:p>
      <text:p text:style-name="P152">Proto State TCP<text:tab/><text:tab/> <text:s text:c="8"/>State<text:tab/><text:tab/><text:tab/><text:tab/> <text:s text:c="4"/>Expire</text:p>
      <table:table table:name="Table2" table:style-name="Table2">
        <table:table-column table:style-name="Table2.A" table:number-columns-repeated="3"/>
        <table:table-row table:style-name="TableLine94345406360784">
          <table:table-cell table:style-name="Table2.A1" office:value-type="string">
            <text:p text:style-name="P150">0</text:p>
          </table:table-cell>
          <table:table-cell table:style-name="Table2.A1" office:value-type="string">
            <text:p text:style-name="P150">None</text:p>
          </table:table-cell>
          <table:table-cell table:style-name="Table2.C1" office:value-type="string">
            <text:p text:style-name="P150">10</text:p>
          </table:table-cell>
        </table:table-row>
        <table:table-row table:style-name="TableLine94345406596736">
          <table:table-cell table:style-name="Table2.A2" office:value-type="string">
            <text:p text:style-name="P150">1</text:p>
          </table:table-cell>
          <table:table-cell table:style-name="Table2.A2" office:value-type="string">
            <text:p text:style-name="P150">Established</text:p>
          </table:table-cell>
          <table:table-cell table:style-name="Table2.C2" office:value-type="string">
            <text:p text:style-name="P150">3600</text:p>
          </table:table-cell>
        </table:table-row>
        <table:table-row table:style-name="TableLine94345406601552">
          <table:table-cell table:style-name="Table2.A2" office:value-type="string">
            <text:p text:style-name="P150">2</text:p>
          </table:table-cell>
          <table:table-cell table:style-name="Table2.A2" office:value-type="string">
            <text:p text:style-name="P150">Syn Sent</text:p>
          </table:table-cell>
          <table:table-cell table:style-name="Table2.C2" office:value-type="string">
            <text:p text:style-name="P150">120</text:p>
          </table:table-cell>
        </table:table-row>
        <table:table-row table:style-name="TableLine94345406604208">
          <table:table-cell table:style-name="Table2.A2" office:value-type="string">
            <text:p text:style-name="P150">3</text:p>
          </table:table-cell>
          <table:table-cell table:style-name="Table2.A2" office:value-type="string">
            <text:p text:style-name="P150">Syn + SynAck</text:p>
          </table:table-cell>
          <table:table-cell table:style-name="Table2.C2" office:value-type="string">
            <text:p text:style-name="P150">60</text:p>
          </table:table-cell>
        </table:table-row>
        <table:table-row table:style-name="TableLine94345406608880">
          <table:table-cell table:style-name="Table2.A2" office:value-type="string">
            <text:p text:style-name="P150">4</text:p>
          </table:table-cell>
          <table:table-cell table:style-name="Table2.A2" office:value-type="string">
            <text:p text:style-name="P150">Fin Wait</text:p>
          </table:table-cell>
          <table:table-cell table:style-name="Table2.C2" office:value-type="string">
            <text:p text:style-name="P150">120</text:p>
          </table:table-cell>
        </table:table-row>
        <table:table-row table:style-name="TableLine94345406611472">
          <table:table-cell table:style-name="Table2.A2" office:value-type="string">
            <text:p text:style-name="P150">5</text:p>
          </table:table-cell>
          <table:table-cell table:style-name="Table2.A2" office:value-type="string">
            <text:p text:style-name="P150">Time Wait</text:p>
          </table:table-cell>
          <table:table-cell table:style-name="Table2.C2" office:value-type="string">
            <text:p text:style-name="P150">1</text:p>
          </table:table-cell>
        </table:table-row>
        <table:table-row table:style-name="TableLine94345406615648">
          <table:table-cell table:style-name="Table2.A2" office:value-type="string">
            <text:p text:style-name="P150">6</text:p>
          </table:table-cell>
          <table:table-cell table:style-name="Table2.A2" office:value-type="string">
            <text:p text:style-name="P150">Close</text:p>
          </table:table-cell>
          <table:table-cell table:style-name="Table2.C2" office:value-type="string">
            <text:p text:style-name="P150">10</text:p>
          </table:table-cell>
        </table:table-row>
        <table:table-row table:style-name="TableLine94345406618304">
          <table:table-cell table:style-name="Table2.A2" office:value-type="string">
            <text:p text:style-name="P150">7</text:p>
          </table:table-cell>
          <table:table-cell table:style-name="Table2.A2" office:value-type="string">
            <text:p text:style-name="P150">Close Wait</text:p>
          </table:table-cell>
          <table:table-cell table:style-name="Table2.C2" office:value-type="string">
            <text:p text:style-name="P150">120</text:p>
          </table:table-cell>
        </table:table-row>
        <table:table-row table:style-name="TableLine94345406620592">
          <table:table-cell table:style-name="Table2.A2" office:value-type="string">
            <text:p text:style-name="P150">8</text:p>
          </table:table-cell>
          <table:table-cell table:style-name="Table2.A2" office:value-type="string">
            <text:p text:style-name="P150">Last-Ack</text:p>
          </table:table-cell>
          <table:table-cell table:style-name="Table2.C2" office:value-type="string">
            <text:p text:style-name="P150">30</text:p>
          </table:table-cell>
        </table:table-row>
        <table:table-row table:style-name="TableLine94345406623264">
          <table:table-cell table:style-name="Table2.A2" office:value-type="string">
            <text:p text:style-name="P150">9</text:p>
          </table:table-cell>
          <table:table-cell table:style-name="Table2.A2" office:value-type="string">
            <text:p text:style-name="P150">Listen</text:p>
          </table:table-cell>
          <table:table-cell table:style-name="Table2.C2" office:value-type="string">
            <text:p text:style-name="P150">120</text:p>
          </table:table-cell>
        </table:table-row>
      </table:table>
      <text:p text:style-name="P152">Proto State UDP</text:p>
      <text:p text:style-name="P152">0 = UDP Traffic 1 way</text:p>
      <text:p text:style-name="P152">1 = UDP Traffic both ways</text:p>
      <text:p text:style-name="P152">(ICMP Always 00)</text:p>
      <text:p text:style-name="P152"/>
      <text:p text:style-name="P156"/>
      <text:p text:style-name="P156"/>
      <text:p text:style-name="P156"/>
      <text:p text:style-name="P156"/>
      <text:p text:style-name="P156"/>
      <text:p text:style-name="P156"/>
      <text:p text:style-name="P156"><text:soft-page-break/>Best Practice and Troubleshooting <text:span text:style-name="T24">(NAT)</text:span></text:p>
      <text:p text:style-name="P156"/>
      <text:p text:style-name="P152">NAT Port Exhaustion (All ports are used)</text:p>
      <text:p text:style-name="P152">fix, Create another pool</text:p>
      <text:p text:style-name="P152"><text:s text:c="6"/>Reduce sessions that use NAT</text:p>
      <text:p text:style-name="P152">(Ensure this is logged as Critical)</text:p>
      <text:p text:style-name="P152">Carrier-Grade NAT; assign quota of sessions (achieved using a pool)</text:p>
      <text:p text:style-name="P144"><text:span text:style-name="T7">#diagnose firewall ippool-all list <text:s text:c="3"/></text:span><text:span text:style-name="T8">(Show all IP NAT pools)</text:span></text:p>
      <text:p text:style-name="P144"><text:span text:style-name="T7">#diagnose firewall ippool-all stats <text:s/></text:span><text:span text:style-name="T8">(Show statistics of a give pool)</text:span></text:p>
      <text:p text:style-name="P152"/>
      <text:p text:style-name="P153">Best Practices;</text:p>
      <text:p text:style-name="P153"><text:tab/>- Avoid misconfiguriung a pool</text:p>
      <text:p text:style-name="P153"><text:tab/><text:tab/>- Doublecheck first/last Ips</text:p>
      <text:p text:style-name="P153"><text:tab/><text:tab/>- Ensure pool does not overlap with a static address</text:p>
      <text:p text:style-name="P153"><text:tab/><text:tab/>- Use split DNS if external and internal addresses are using the same services</text:p>
      <text:p text:style-name="P153"><text:tab/>- Don’t configure NAT for inbound traffic unless required for a specific app</text:p>
      <text:p text:style-name="P153"><text:tab/>- Schedule a maintenance window if you are changing NAT Modes.</text:p>
      <text:p text:style-name="P153"><text:tab/></text:p>
      <text:p text:style-name="P157">Firewall Authentication</text:p>
      <text:p text:style-name="P158">Methods of Firewall Authentication</text:p>
      <text:p text:style-name="P153"/>
      <text:p text:style-name="P158">Remote Authentication Services</text:p>
      <text:p text:style-name="P158"/>
      <text:p text:style-name="P153">LDAP – Layer 7 app for maintaining a distributed directory service</text:p>
      <text:p text:style-name="P153">Is;</text:p>
      <text:p text:style-name="P153"><text:tab/>- Data(Object) Representation Scheme</text:p>
      <text:p text:style-name="P153"><text:tab/>- Set of defined operations</text:p>
      <text:p text:style-name="P153"><text:tab/>- Request/Response Network</text:p>
      <text:p text:style-name="P153"/>
      <text:p text:style-name="P153">Binding = LDAP Server authenticates the user</text:p>
      <text:p text:style-name="P153"/>
      <text:p text:style-name="P153">LDAP Directory Tree;</text:p>
      <text:p text:style-name="P153"><text:tab/>- LDAP Structure = Tree + Branches</text:p>
      <text:p text:style-name="P153"><text:tab/>- Each entry has a unique ID (Distinguished Name DN)</text:p>
      <text:p text:style-name="P153"><text:tab/>- Each DN has attributes</text:p>
      <text:p text:style-name="P153"><text:tab/>- Each attribute has a name and one or more values</text:p>
      <text:p text:style-name="P153"><text:tab/>- Attributes are defined in directory schema</text:p>
      <text:p text:style-name="P153"/>
      <text:p text:style-name="P153">Test LDAP credentials;</text:p>
      <text:p text:style-name="P160">#diagnose test authserver ldap &lt;server&gt; &lt;user&gt; &lt;password&gt;</text:p>
      <text:p text:style-name="P160">#diagnose test authserver radius &lt;server&gt; &lt;scheme&gt; &lt;user&gt; &lt;password&gt;</text:p>
      <text:p text:style-name="P160"/>
      <text:p text:style-name="P153"/>
      <text:p text:style-name="P153"/>
      <text:p text:style-name="P153"/>
      <text:p text:style-name="P153"><text:soft-page-break/>RADIUS;</text:p>
      <text:p text:style-name="P124"><text:span text:style-name="T7"><text:tab/>Access Request <text:s text:c="2"/></text:span><text:span text:style-name="T1">|</text:span><text:span text:style-name="T7"> →</text:span></text:p>
      <text:p text:style-name="P124"><text:span text:style-name="T7"><text:tab/>Access Accept <text:s text:c="3"/></text:span><text:span text:style-name="T1">|</text:span><text:span text:style-name="T7"> ← or...</text:span></text:p>
      <text:p text:style-name="P124"><text:span text:style-name="T7"><text:tab/>Access Reject <text:s text:c="3"/></text:span><text:span text:style-name="T1">.</text:span><text:span text:style-name="T7"> <text:s/>← or...</text:span></text:p>
      <text:p text:style-name="P124"><text:span text:style-name="T7"><text:tab/>Access Challenge ← (</text:span><text:span text:style-name="T11">asking for secondary authentication)</text:span></text:p>
      <text:p text:style-name="P31"/>
      <text:p text:style-name="P29">User Groups</text:p>
      <text:p text:style-name="P29"/>
      <text:p text:style-name="P12">User group types;</text:p>
      <text:p text:style-name="P12"><text:tab/>- Firewall (Grant access to policies that require authentication)</text:p>
      <text:p text:style-name="P12"><text:tab/>- Guest (Temporary, usually for Wifi access to guests)</text:p>
      <text:p text:style-name="P12"><text:tab/>- FSSO (Fortinet Single Sign On)</text:p>
      <text:p text:style-name="P12"><text:tab/>- RSSO (RADIUS Single Sign On)</text:p>
      <text:p text:style-name="P30"/>
      <text:p text:style-name="P30">Authenticating With Firewall Policies</text:p>
      <text:p text:style-name="P29"/>
      <text:p text:style-name="P12">Can define source user objects as;</text:p>
      <text:p text:style-name="P12"><text:tab/>- Local Firewall Accounts</text:p>
      <text:p text:style-name="P12"><text:tab/>- External Server Accounts <text:span text:style-name="T29">(RSSO, LDAP, etc)</text:span></text:p>
      <text:p text:style-name="P12"><text:tab/>- PKI (Certificates)</text:p>
      <text:p text:style-name="P12"><text:tab/>- FSSO Users</text:p>
      <text:p text:style-name="P12">May then define services user may access (HTTP, DNS, FTP, etc)</text:p>
      <text:p text:style-name="P12">Protocols that must be allowed for Authentication (HTTP, HTTPS, FTP, Telnet)</text:p>
      <text:p text:style-name="P40"/>
      <text:p text:style-name="P29">Monitoring and Troubleshooting <text:span text:style-name="T25">(Authorization)</text:span></text:p>
      <text:p text:style-name="P29"/>
      <text:p text:style-name="P125"><text:span text:style-name="T11">Dashboard available on; </text:span><text:span text:style-name="T12">Dashboard &gt; User &amp; Devices &gt; Firewall Users</text:span></text:p>
      <text:p text:style-name="P12">CLI Commands;</text:p>
      <text:p text:style-name="P125"><text:span text:style-name="T12"><text:tab/>#diagnose firewall auth list</text:span><text:span text:style-name="T11"> (show list of authenticated users)</text:span></text:p>
      <text:p text:style-name="P125"><text:span text:style-name="T12"><text:tab/>#diagnose firewall auth clear </text:span><text:span text:style-name="T11">(clear list of authenticated users, they must sign in again)</text:span></text:p>
      <text:p text:style-name="P40"><text:tab/>#diagnose debug application fnbamd -1</text:p>
      <text:p text:style-name="P12"/>
      <text:p text:style-name="P12">Best Practices;</text:p>
      <text:p text:style-name="P12"><text:tab/>- Set source ip whenever RADIUS server accessed via VPN</text:p>
      <text:p text:style-name="P12"><text:tab/>- Servers should not go through an authentication policy</text:p>
      <text:p text:style-name="P12"><text:tab/>- Be very careful using “Include users in every group”</text:p>
      <text:p text:style-name="P12"/>
      <text:p text:style-name="P32">Logging &amp; Monitoring</text:p>
      <text:p text:style-name="P33">Log Basics</text:p>
      <text:p text:style-name="P33"/>
      <text:p text:style-name="P13">Workflow;</text:p>
      <text:p text:style-name="P13"><text:tab/>- Traffic passes through Fortigate</text:p>
      <text:p text:style-name="P13"><text:tab/>- Fortigate scans and checks policies</text:p>
      <text:p text:style-name="P13"><text:tab/>- Activity recorded in log message</text:p>
      <text:p text:style-name="P13"><text:tab/>- Log message, store on Fortigate or server</text:p>
      <text:p text:style-name="P13"><text:soft-page-break/></text:p>
      <text:p text:style-name="P13">Log Header = Meta Data (Timestamp, Type, etc)</text:p>
      <text:p text:style-name="P13">Log Body = Description (Who, what)</text:p>
      <text:p text:style-name="P13"/>
      <text:p text:style-name="P13">Root Fortigate can store logs of Downstream Fortigates</text:p>
      <text:p text:style-name="P13"/>
      <text:p text:style-name="P13">May enable performance statistics logging;</text:p>
      <text:p text:style-name="P41"><text:tab/>#config system global</text:p>
      <text:p text:style-name="P41"><text:tab/>#<text:tab/>set sys-perf-log-interval &lt;0-15&gt;</text:p>
      <text:p text:style-name="P13"/>
      <text:p text:style-name="P13"/>
      <text:p text:style-name="P33">Local &amp; Remote Logging</text:p>
      <text:p text:style-name="P147"/>
      <text:p text:style-name="P138">Upload Logs;</text:p>
      <text:p text:style-name="P138">Real time</text:p>
      <text:p text:style-name="P138">Every minute</text:p>
      <text:p text:style-name="P138">Every 5 minutes</text:p>
      <text:p text:style-name="P146">#configure log fortianalyzer setting</text:p>
      <text:p text:style-name="P146">#<text:tab/>set upload-option &lt;time&gt;</text:p>
      <text:p text:style-name="P146"/>
      <text:p text:style-name="P139">Note: If connection to FortiAnalyser drops, “miglogd” will cache logs until connection reestablished, not ideal for long outages</text:p>
      <text:p text:style-name="P139"/>
      <text:p text:style-name="P139">Can add syslog globally for all VDOMs</text:p>
      <text:p text:style-name="P139">Log transmission over UDP/TCP 514</text:p>
      <text:p text:style-name="P139">Transmitted via LZ4 plain format</text:p>
      <text:p text:style-name="P139">Reliable logging = TCP</text:p>
      <text:p text:style-name="P139">OFTPS = Secure encryption of logs, requires TCP (Reliable Logging)</text:p>
      <text:p text:style-name="P137"/>
      <text:p text:style-name="P137"/>
      <text:p text:style-name="P137">Log Settings &amp; Log Search</text:p>
      <text:p text:style-name="P126"/>
      <text:p text:style-name="P126">Once logging is enabled, logging may be applied per policy</text:p>
      <text:p text:style-name="P126"><text:tab/>Enable profile on policy</text:p>
      <text:p text:style-name="P126"><text:tab/>Enable logging on profile/policy</text:p>
      <text:p text:style-name="P14">Can hide usernames (will refer as anonymous)</text:p>
      <text:p text:style-name="P127"><text:span text:style-name="T11">#</text:span><text:span text:style-name="T12">set user-anonymize enable</text:span></text:p>
      <text:p text:style-name="P42"/>
      <text:p text:style-name="P14">Configure Alerts; System &gt; Settings</text:p>
      <text:p text:style-name="P14"><text:tab/>- Configure Fortigate as SMTP or use own SMTP</text:p>
      <text:p text:style-name="P14"><text:tab/>- Over CLI</text:p>
      <text:p text:style-name="P42"><text:tab/>#configure alertmail setting</text:p>
      <text:p text:style-name="P145"><text:span text:style-name="T11"><text:tab/>(</text:span><text:span text:style-name="T13">Up to 3 recipients)</text:span></text:p>
      <text:p text:style-name="P14"/>
      <text:p text:style-name="P14"/>
      <text:p text:style-name="P14"><text:soft-page-break/></text:p>
      <text:p text:style-name="P14"/>
      <text:p text:style-name="P14">Configure Threat Weight;</text:p>
      <text:p text:style-name="P14"><text:tab/>Set “Risk”</text:p>
      <text:p text:style-name="P14"><text:tab/><text:tab/>default Low = 5</text:p>
      <text:p text:style-name="P14"><text:tab/><text:tab/><text:tab/>Medium = 10</text:p>
      <text:p text:style-name="P14"><text:tab/><text:tab/><text:tab/>High = 30</text:p>
      <text:p text:style-name="P14"><text:tab/><text:tab/><text:tab/>Critical = 50</text:p>
      <text:p text:style-name="P14"><text:tab/>(May then configure Risk per event type)</text:p>
      <text:p text:style-name="P14"/>
      <text:p text:style-name="P34"/>
      <text:p text:style-name="P34">Protect Log Data</text:p>
      <text:p text:style-name="P34"/>
      <text:p text:style-name="P14">Backing up logs (All)</text:p>
      <text:p text:style-name="P145"><text:span text:style-name="T13">ALL <text:tab/><text:tab/></text:span><text:span text:style-name="T11">#execute backup disk alllogs &lt;ftp | tftp | usb&gt;</text:span></text:p>
      <text:p text:style-name="P127"><text:span text:style-name="T11">SPECIFIED <text:s text:c="3"/></text:span><text:span text:style-name="T12">#execute backup disk log &lt;ftp | tftp | usb&gt; &lt;log-type&gt;</text:span></text:p>
      <text:p text:style-name="P42"/>
      <text:p text:style-name="P35">Certificate Operations</text:p>
      <text:p text:style-name="P34"/>
      <text:p text:style-name="P34">Authenticate &amp; Secure Data Using Certificates</text:p>
      <text:p text:style-name="P34"/>
      <text:p text:style-name="P14">Uses for Digital Certificates</text:p>
      <text:p text:style-name="P14"><text:tab/>Inspection (SSL Inspection, External Access)</text:p>
      <text:p text:style-name="P14"><text:tab/>Privacy (establish SSL with devices, e.g. FortiGuard)</text:p>
      <text:p text:style-name="P14"><text:tab/>Authentication (Trusted Authorities/Admin 2FA)<text:line-break/>Fortigate uses X509v3</text:p>
      <text:p text:style-name="P14"><text:span text:style-name="T22">How Fortigate performs v</text:span>alidity <text:span text:style-name="T22">c</text:span>hecks</text:p>
      <text:p text:style-name="P14"><text:tab/><text:span text:style-name="T2">CRL</text:span> on Local Device (Is it revoked)</text:p>
      <text:p text:style-name="P14"><text:tab/><text:span text:style-name="T2">CA</text:span> Certificate possession</text:p>
      <text:p text:style-name="P14"><text:tab/><text:span text:style-name="T2">Validity Date</text:span></text:p>
      <text:p text:style-name="P14"><text:tab/>Digital <text:span text:style-name="T2">Signature </text:span>Verification</text:p>
      <text:p text:style-name="P14">Fortigates use self signed certificates by default</text:p>
      <text:p text:style-name="P14">Fortigates use SSL for Confidentiality</text:p>
      <text:p text:style-name="P14"/>
      <text:p text:style-name="P14">SSL Handsake Steps;</text:p>
      <text:p text:style-name="P127"><text:span text:style-name="T11"><text:tab/>1. Fortigate sends hello, </text:span><text:span text:style-name="T14">including SSL version/Crypto Algorithm</text:span></text:p>
      <text:p text:style-name="P15"><text:tab/>2. Server responds with chosen version/algorithm, and its certificate</text:p>
      <text:p text:style-name="P15"><text:tab/>3. Fortigate validates certificate (as explained earlier)</text:p>
      <text:p text:style-name="P15"><text:tab/>4. Fortigate generates Premaster secret using Public Key provided with Certificate or Server</text:p>
      <text:p text:style-name="P15"><text:tab/>5. Server decrypts the Premaster using Private Key</text:p>
      <text:p text:style-name="P15"><text:tab/>6. Both Sides derive a Master secret based on Premaster secret</text:p>
      <text:p text:style-name="P15"><text:tab/>7. Session Key generated based on Master Keys</text:p>
      <text:p text:style-name="Standard"><text:tab/>8. Both sides generate checksums from previously exchanged messages, to;</text:p>
      <text:p text:style-name="Standard"><text:tab/><text:tab/>Confirm matching session keys</text:p>
      <text:p text:style-name="Standard"><text:tab/><text:tab/>Ensure no messages were intercepted and altered</text:p>
      <text:p text:style-name="P36"><text:soft-page-break/>Inspect Encrypted Data</text:p>
      <text:p text:style-name="P36"/>
      <text:p text:style-name="P15">SSL Certificate Inspection;</text:p>
      <text:p text:style-name="P15"><text:tab/>Fortigate Checks SNI during SSL Handshake to discern hostname or external webserver</text:p>
      <text:p text:style-name="P15"><text:tab/>Can Validate the certificate of the server to ensure it is valid</text:p>
      <text:p text:style-name="P15"><text:tab/>Only useful for WebFiltering</text:p>
      <text:p text:style-name="P15"><text:tab/>Does not inspect encrypted SSL traffic</text:p>
      <text:p text:style-name="P19"/>
      <text:p text:style-name="P16">SSL Inspection;</text:p>
      <text:p text:style-name="P16">Fortigate must act as a CA</text:p>
      <text:p text:style-name="P16">For certificate to be compliant with IETF RFC 5280;</text:p>
      <text:p text:style-name="P16"><text:tab/>cA=True</text:p>
      <text:p text:style-name="P16"><text:tab/>keyUsage=keyCertSign</text:p>
      <text:p text:style-name="P16"/>
      <text:p text:style-name="P18">To avoid browser warnings, Fortigate Certificates must be…</text:p>
      <text:p text:style-name="P16"><text:tab/>Self Signed, but installed on all browsers</text:p>
      <text:p text:style-name="P16"><text:tab/>Supplied by a Trusted CA</text:p>
      <text:p text:style-name="P16">Note: To work, Fortigate requires clients Private Keys</text:p>
      <text:p text:style-name="P16"/>
      <text:p text:style-name="P16">Steps;</text:p>
      <text:p text:style-name="P16"><text:tab/>1. Web Browser initiates a session</text:p>
      <text:p text:style-name="P16"><text:tab/>2. Fortigate intercepts webservers certificate</text:p>
      <text:p text:style-name="P16"><text:tab/>3. Forigate generates new certificate with webservers name</text:p>
      <text:p text:style-name="P16"><text:tab/>4. Fortigate forwards new certificate to browser</text:p>
      <text:p text:style-name="P16"><text:tab/>5. SSL established</text:p>
      <text:p text:style-name="P25"/>
      <text:p text:style-name="P16">Trusted;</text:p>
      <text:p text:style-name="P16"><text:tab/>Fortigate finds Cert in Trusted Certificate Store → Browser trusts site</text:p>
      <text:p text:style-name="P17">Untrusted (Fortigate doesn’t find Cert in Trusted Cert. Store) </text:p>
      <text:p text:style-name="P17"><text:span text:style-name="T20"><text:tab/>Allow; Fortigate generates untrusted certificate </text:span>→ Browser displays a warning</text:p>
      <text:p text:style-name="P17"><text:tab/><text:span text:style-name="T20">Block; Fortigate stops session → Browser informed that website is blocked</text:span></text:p>
      <text:p text:style-name="P17"><text:tab/><text:span text:style-name="T20">Ignore; Fortigate generates certificate → Browser trusts the website</text:span></text:p>
      <text:p text:style-name="P17"/>
      <text:p text:style-name="P20">May exempt sites from inspection, why?;</text:p>
      <text:p text:style-name="P20"><text:tab/>Legal issues (Banking, Health, etc)</text:p>
      <text:p text:style-name="P20"><text:tab/>Traffic problems (HSTS, HKPK)</text:p>
      <text:p text:style-name="P20"/>
      <text:p text:style-name="P20">Inbound traffic inspection;</text:p>
      <text:p text:style-name="P20"><text:tab/>“Protecting SSL Server”</text:p>
      <text:p text:style-name="P20"><text:tab/>Proxies SSL traffic</text:p>
      <text:p text:style-name="P20"><text:tab/>Fortigate must have – Server Certificate, Private Key, Chain of Certificates</text:p>
      <text:p text:style-name="P20"><text:tab/>Fortigate presents signed Cert. On behalf of client</text:p>
      <text:p text:style-name="P20">Note: You may configure SSL Inspection per Firewall Policy</text:p>
      <text:p text:style-name="P20"/>
      <text:p text:style-name="P37"/>
      <text:p text:style-name="P37"><text:soft-page-break/>Manage Digital Certificates On Fortigate</text:p>
      <text:p text:style-name="P37"/>
      <text:p text:style-name="P21">Generating CSR (Certificate Signing Request)</text:p>
      <text:p text:style-name="P21"><text:tab/><text:span text:style-name="T44">GENERATE: <text:s/></text:span>Fortigate generates CSR + Public/Private Keypair</text:p>
      <text:p text:style-name="P21"><text:tab/><text:span text:style-name="T44">SUBMIT: <text:s text:c="8"/></text:span>Fortigate submits CSR to a CA containing its details</text:p>
      <text:p text:style-name="P21"><text:tab/><text:span text:style-name="T44">AUTHORIZE: </text:span>CA Validates the CSR and generates Cert. For Fortigate</text:p>
      <text:p text:style-name="P21">(You generate a CSR on the <text:span text:style-name="T2">Certificates </text:span>page)</text:p>
      <text:p text:style-name="P21"/>
      <text:p text:style-name="P21"/>
      <text:p text:style-name="P21">2 modes of enrollment;</text:p>
      <text:p text:style-name="P21"><text:tab/>File Based (Send as a .CER file)</text:p>
      <text:p text:style-name="P21"><text:tab/><text:tab/>- Download the CSR</text:p>
      <text:p text:style-name="P21"><text:tab/><text:tab/>- Manually submit CSR to a CA</text:p>
      <text:p text:style-name="P21"><text:tab/>Online SCEP (Simple Certificate Enrollment Protocol)</text:p>
      <text:p text:style-name="P21"><text:tab/><text:tab/>- Enter a URL of server and its Challenge password</text:p>
      <text:p text:style-name="P21"><text:tab/><text:tab/>-CSR is automatically submitted</text:p>
      <text:p text:style-name="P21"/>
      <text:p text:style-name="P21">Importing a Local Certificate;</text:p>
      <text:p text:style-name="P21"><text:tab/>1. Press <text:span text:style-name="T2">Import&gt;Local Certificate</text:span></text:p>
      <text:p text:style-name="P21"><text:tab/>2. Locate the .CER file</text:p>
      <text:p text:style-name="P22"><text:tab/>3. Status of certificate should change to <text:span text:style-name="T2">Valid</text:span><text:span text:style-name="T3"><text:tab/></text:span></text:p>
      <text:p text:style-name="P21"/>
      <text:p text:style-name="P21">Requirements for ACME;</text:p>
      <text:p text:style-name="P21"><text:tab/>- Fortigate must have <text:span text:style-name="T39">public IP and FQDN</text:span></text:p>
      <text:p text:style-name="P21"><text:tab/>- Public interface must have <text:span text:style-name="T39">no VIP on ports 80 and 443</text:span></text:p>
      <text:p text:style-name="P21"><text:tab/>- Subject Alternative Name <text:span text:style-name="T39">(SAN) must not be the FQDN</text:span></text:p>
      <text:p text:style-name="P21"/>
      <text:p text:style-name="P21">Importing a CRL;</text:p>
      <text:p text:style-name="P21"><text:tab/>- May be done manually</text:p>
      <text:p text:style-name="P21"><text:tab/>- Upload over HTTP, LDAP, SCEP, File-Based</text:p>
      <text:p text:style-name="P21"><text:tab/>- Fortigate automatically updates CRL before they expire</text:p>
      <text:p text:style-name="P21"/>
      <text:p text:style-name="P21">Backup &amp; Restore Options;</text:p>
      <text:p text:style-name="P21"><text:tab/>- Only via the CLI;</text:p>
      <text:p text:style-name="P43"><text:tab/>#execute vpn certificate local import tftp &lt;filename&gt; &lt;server’s address&gt;</text:p>
      <text:p text:style-name="P43"><text:tab/>#execute vpn certificate local <text:span text:style-name="T21">export </text:span>tftp &lt;<text:span text:style-name="T21">certificate&gt; </text:span>&lt;filename&gt; &lt;server’s address&gt;</text:p>
      <text:p text:style-name="P21"><text:tab/>- <text:span text:style-name="T21">Stored in PKCS#12 file</text:span></text:p>
      <text:p text:style-name="P21"/>
      <text:p text:style-name="P22">Certificates may be configured Globally or per VDOM</text:p>
      <text:p text:style-name="P22"/>
      <text:p text:style-name="P38"/>
      <text:p text:style-name="P38"/>
      <text:p text:style-name="P38"/>
      <text:p text:style-name="P38"/>
      <text:p text:style-name="P38"/>
      <text:p text:style-name="P38"><text:soft-page-break/>Web Filtering</text:p>
      <text:p text:style-name="P39">Inspection Modes</text:p>
      <text:p text:style-name="P39"/>
      <text:p text:style-name="P22">Web filtering configured per policy</text:p>
      <text:p text:style-name="P22">2 Modes of Web Filtering;</text:p>
      <text:p text:style-name="P22"><text:tab/>- Flow-Based</text:p>
      <text:p text:style-name="P22"><text:tab/><text:tab/>Default</text:p>
      <text:p text:style-name="P22"><text:tab/><text:tab/>Only supports flow based</text:p>
      <text:p text:style-name="P22"><text:tab/>- Proxy</text:p>
      <text:p text:style-name="P22"><text:tab/><text:tab/>Allows both modes</text:p>
      <text:p text:style-name="P22"><text:tab/><text:tab/>More thorough</text:p>
      <text:p text:style-name="P22">(Switching from Proxy to Flow-Based will remove all Proxy filters)</text:p>
      <text:p text:style-name="P23"><text:line-break/></text:p>
      <text:p text:style-name="P23">Flow-Based;</text:p>
      <text:p text:style-name="P22"><text:tab/>- Inspect as traffic flows through the Fortigate</text:p>
      <text:p text:style-name="P22"><text:tab/>- Uses Single Pass Direct Filter Pattern Matching</text:p>
      <text:p text:style-name="P22"><text:tab/>- Less resource intensive</text:p>
      <text:p text:style-name="P22"><text:tab/>- Faster (Less chance of timeout)</text:p>
      <text:p text:style-name="P22">Proxy;</text:p>
      <text:p text:style-name="P22"><text:tab/>- Buffers data to inspect as a whole</text:p>
      <text:p text:style-name="P22"><text:tab/>- 2 seperate TCP connections (one to server, one to client)</text:p>
      <text:p text:style-name="P22"><text:tab/>- More resource intensive</text:p>
      <text:p text:style-name="P22"><text:tab/>- Higher threat protection</text:p>
      <text:p text:style-name="P22">(Configure in <text:span text:style-name="T2">Policy &amp; Objects &gt; Firewall Policy</text:span>)</text:p>
      <text:p text:style-name="P22"/>
      <text:p text:style-name="P22">NGFW Modes</text:p>
      <text:p text:style-name="P22"><text:tab/>Profile Based;</text:p>
      <text:p text:style-name="P22"><text:tab/><text:tab/>- Required Application Control mode + web filtering mode</text:p>
      <text:p text:style-name="P169"><text:tab/><text:tab/>- Apply profiles to policies</text:p>
      <text:p text:style-name="P22"><text:tab/><text:tab/>- Applicable to Proxy-Based + Flow-Based mode</text:p>
      <text:p text:style-name="P22"><text:tab/>Policy Based;</text:p>
      <text:p text:style-name="P22"><text:tab/><text:tab/>- Application Control + Web Filtering applied to policies</text:p>
      <text:p text:style-name="P22"><text:tab/><text:tab/>- Does not require <text:span text:style-name="T45">A</text:span>pplication <text:span text:style-name="T45">C</text:span>ontrol <text:s/><text:span text:style-name="T45">mode </text:span>+ <text:span text:style-name="T45">W</text:span>eb <text:span text:style-name="T45">F</text:span>iltering <text:span text:style-name="T45">mode</text:span></text:p>
      <text:p text:style-name="P22"><text:tab/><text:tab/>- Applicable only to Flow-Based mode</text:p>
      <text:p text:style-name="P22">Antivirus always profile-based regardless of NGFW Mode</text:p>
      <text:p text:style-name="P22">Configured in <text:span text:style-name="T2">System&gt;Settings</text:span></text:p>
      <text:p text:style-name="P44"/>
      <text:p text:style-name="P22">NGFW Policy Mode;</text:p>
      <text:p text:style-name="P22"><text:span text:style-name="T45">Consoldated s</text:span>ecurity <text:span text:style-name="T45">p</text:span>olicy <text:span text:style-name="T45">with</text:span> SSL Inspection + Authentication must be configured</text:p>
      <text:p text:style-name="P22">Traffic matches above policy first</text:p>
      <text:p text:style-name="P22">Allowed? - Inspect URL/Applications</text:p>
      <text:p text:style-name="P22"><text:tab/> <text:s text:c="3"/>- Inspect with additional p<text:span text:style-name="T45">rofiles</text:span> e.g. AntiVirus, IPS (if enabled)</text:p>
      <text:p text:style-name="P22">Can use users and groups for Authentication</text:p>
      <text:p text:style-name="P22"/>
      <text:p text:style-name="P39"><text:soft-page-break/>Web Filtering Basics</text:p>
      <text:p text:style-name="P24"/>
      <text:p text:style-name="P24">To achieve web filtering, the Fortigate analyses the header of the initial GET request</text:p>
      <text:p text:style-name="P24"/>
      <text:p text:style-name="P24">Flow Based Web filter;</text:p>
      <text:p text:style-name="P24"><text:tab/>Profile Based;</text:p>
      <text:p text:style-name="P24"><text:tab/><text:tab/>Configure web filter profile</text:p>
      <text:p text:style-name="P24"><text:tab/><text:tab/>Apply to Firewall Policy</text:p>
      <text:p text:style-name="P24"><text:tab/>Policy Based;</text:p>
      <text:p text:style-name="P24"><text:tab/><text:tab/>Apply App/URL control within policy</text:p>
      <text:p text:style-name="P24"/>
      <text:p text:style-name="P24"/>
      <text:p text:style-name="P24">Proxy Based Web Filter;</text:p>
      <text:p text:style-name="P24"><text:tab/>Profile Based;</text:p>
      <text:p text:style-name="P24"><text:tab/><text:tab/>Configure a web filter profile</text:p>
      <text:p text:style-name="P27"><text:tab/><text:tab/>Apply the profile to a policy (enable <text:span text:style-name="T2">Proxy Based Inspection Mode</text:span> type).</text:p>
      <text:p text:style-name="P28"><text:tab/>(No Policy Based)</text:p>
      <text:p text:style-name="P26"><text:s text:c="23"/></text:p>
      <text:p text:style-name="P45">FILL OUT</text:p>
      <text:p text:style-name="P46"/>
      <text:p text:style-name="P47">F<text:span text:style-name="T23">ortiGuard Category Filter;</text:span></text:p>
      <text:p text:style-name="P48">Treat websites in accordance with a “Category” or “Sub-category”</text:p>
      <text:p text:style-name="P48">Requires Live FortiGuard Subscription (2 day grace period on expiry)</text:p>
      <text:p text:style-name="P48">NOTE: Can install FortiManager as a FortiGuard Server</text:p>
      <text:p text:style-name="P48"/>
      <text:p text:style-name="P48">Category Actions upon match</text:p>
      <table:table table:name="Table3" table:style-name="Table3">
        <table:table-column table:style-name="Table3.A" table:number-columns-repeated="3"/>
        <table:table-row table:style-name="TableLine94345407014560">
          <table:table-cell table:style-name="Table3.A1" office:value-type="string">
            <text:p text:style-name="P164">Proxy-Based</text:p>
          </table:table-cell>
          <table:table-cell table:style-name="Table3.A1" office:value-type="string">
            <text:p text:style-name="P164">Flow-Based (Profile)</text:p>
          </table:table-cell>
          <table:table-cell table:style-name="Table3.C1" office:value-type="string">
            <text:p text:style-name="P164">Flow-Based (Policy)</text:p>
          </table:table-cell>
        </table:table-row>
        <table:table-row table:style-name="TableLine94345406648704">
          <table:table-cell table:style-name="Table3.A2" office:value-type="string">
            <text:p text:style-name="P162">Allow</text:p>
          </table:table-cell>
          <table:table-cell table:style-name="Table3.A2" office:value-type="string">
            <text:p text:style-name="P162">Allow</text:p>
          </table:table-cell>
          <table:table-cell table:style-name="Table3.C2" office:value-type="string">
            <text:p text:style-name="P162">Accept</text:p>
          </table:table-cell>
        </table:table-row>
        <table:table-row table:style-name="TableLine94345406659808">
          <table:table-cell table:style-name="Table3.A2" office:value-type="string">
            <text:p text:style-name="P162">Block</text:p>
          </table:table-cell>
          <table:table-cell table:style-name="Table3.A2" office:value-type="string">
            <text:p text:style-name="P162">Block</text:p>
          </table:table-cell>
          <table:table-cell table:style-name="Table3.C2" office:value-type="string">
            <text:p text:style-name="P162">Deny</text:p>
          </table:table-cell>
        </table:table-row>
        <table:table-row table:style-name="TableLine94345406657312">
          <table:table-cell table:style-name="Table3.A2" office:value-type="string">
            <text:p text:style-name="P162">Monitor</text:p>
          </table:table-cell>
          <table:table-cell table:style-name="Table3.A2" office:value-type="string">
            <text:p text:style-name="P162">Monitor</text:p>
          </table:table-cell>
          <table:table-cell table:style-name="Table3.C2" office:value-type="string">
            <text:p text:style-name="P161"/>
          </table:table-cell>
        </table:table-row>
        <table:table-row table:style-name="TableLine94345406673200">
          <table:table-cell table:style-name="Table3.A2" office:value-type="string">
            <text:p text:style-name="P162">Warning</text:p>
          </table:table-cell>
          <table:table-cell table:style-name="Table3.A2" office:value-type="string">
            <text:p text:style-name="P162">Warning</text:p>
          </table:table-cell>
          <table:table-cell table:style-name="Table3.C2" office:value-type="string">
            <text:p text:style-name="P161"/>
          </table:table-cell>
        </table:table-row>
        <table:table-row table:style-name="TableLine94345406670800">
          <table:table-cell table:style-name="Table3.A2" office:value-type="string">
            <text:p text:style-name="P162">Authenticate</text:p>
          </table:table-cell>
          <table:table-cell table:style-name="Table3.A2" office:value-type="string">
            <text:p text:style-name="P162">Authenticate</text:p>
          </table:table-cell>
          <table:table-cell table:style-name="Table3.C2" office:value-type="string">
            <text:p text:style-name="P161"/>
          </table:table-cell>
        </table:table-row>
      </table:table>
      <text:p text:style-name="P48"/>
      <text:p text:style-name="P55">Threat Feeds</text:p>
      <text:p text:style-name="P48">Import block list from HTTP Server</text:p>
      <text:p text:style-name="P48"><text:tab/>- Block list for special security requirements</text:p>
      <text:p text:style-name="P48"><text:tab/>- Define long term and short term policies</text:p>
      <text:p text:style-name="P48"><text:tab/>- Dynamically imported, updating self on demand</text:p>
      <text:p text:style-name="P49">Can create external connections to import </text:p>
      <text:p text:style-name="P49"><text:tab/>- FortiGuard Categories</text:p>
      <text:p text:style-name="P49"><text:tab/>- IP Address</text:p>
      <text:p text:style-name="P49"><text:soft-page-break/><text:tab/>- Domain Name</text:p>
      <text:p text:style-name="P49"><text:tab/>- Malware Hashes</text:p>
      <text:p text:style-name="P49"/>
      <text:p text:style-name="P49">Where to add threat feed data;</text:p>
      <text:p text:style-name="P49">FortiGuard Categories;</text:p>
      <text:p text:style-name="P49"><text:tab/>- Web Filter Profile</text:p>
      <text:p text:style-name="P49"><text:tab/>- SSL/SSH Inspection Profile</text:p>
      <text:p text:style-name="P49">IP Address;</text:p>
      <text:p text:style-name="P49"><text:tab/>- DNS Filter Profile</text:p>
      <text:p text:style-name="P49"><text:tab/>- Source/Destination in policy</text:p>
      <text:p text:style-name="P49">Domain Name;</text:p>
      <text:p text:style-name="P49"><text:tab/>- DNS Filter Profile</text:p>
      <text:p text:style-name="P49"/>
      <text:p text:style-name="P54">Web Rating Override;</text:p>
      <text:p text:style-name="P49">Used to override FortiGuard categories</text:p>
      <text:p text:style-name="P49">Configure in <text:span text:style-name="T2">Security Profile &gt; Web Rating</text:span></text:p>
      <text:p text:style-name="P49"/>
      <text:p text:style-name="P54">URL Filtering;</text:p>
      <text:p text:style-name="P49">Compares the URL to a list of URLs for a match</text:p>
      <text:p text:style-name="P49">Types of matches;</text:p>
      <text:p text:style-name="P49"><text:tab/>- Simple</text:p>
      <text:p text:style-name="P49"><text:tab/>- Regex</text:p>
      <text:p text:style-name="P49"><text:tab/>- Wildcard</text:p>
      <text:p text:style-name="P49">Four possible actions;</text:p>
      <text:p text:style-name="P49"><text:tab/>Allow (inspected via policies)</text:p>
      <text:p text:style-name="P49"><text:tab/>Block</text:p>
      <text:p text:style-name="P49"><text:tab/>Monitor</text:p>
      <text:p text:style-name="P49"><text:tab/>Exempt (Bypass inspection/policies)</text:p>
      <text:p text:style-name="P50"/>
      <text:p text:style-name="P72">Additional Proxy-Based Web Filtering Features</text:p>
      <text:p text:style-name="P72"/>
      <text:p text:style-name="P56">Quotas</text:p>
      <text:p text:style-name="P74">Only apply to Monitor, Warning, Authenticate</text:p>
      <text:p text:style-name="P74">Timer (Limits time website may be accessed).</text:p>
      <text:p text:style-name="P74">Timers reset 00:01 every night</text:p>
      <text:p text:style-name="P72"/>
      <text:p text:style-name="P56">Web Profile Overrides;</text:p>
      <text:p text:style-name="P74">Override web filter for;</text:p>
      <text:p text:style-name="P74"><text:tab/>- User</text:p>
      <text:p text:style-name="P74"><text:tab/>- User Groups</text:p>
      <text:p text:style-name="P74"><text:tab/>- Source IP</text:p>
      <text:p text:style-name="P74">Requires Authentication</text:p>
      <text:p text:style-name="P72"/>
      <text:p text:style-name="P56">Search Engine Filtering</text:p>
      <text:p text:style-name="P74">Available in Proxy-Based Mode</text:p>
      <text:p text:style-name="P74"><text:soft-page-break/>Requires Deep SSL Inspection (L7 Data)</text:p>
      <text:p text:style-name="P75">Restricts search results </text:p>
      <text:p text:style-name="P75">Can force safe search for; Google, Yahoo, Bing, Yandex</text:p>
      <text:p text:style-name="P75">May log searched keywords</text:p>
      <text:p text:style-name="P72"/>
      <text:p text:style-name="P53">Web Content Filtering;</text:p>
      <text:p text:style-name="P51">Requires Deep SSL Inspection (L7 Data)</text:p>
      <text:p text:style-name="P51">Blocks webpages based on patterns</text:p>
      <text:p text:style-name="P51">Uses Wildcards or Perl Regex<text:tab/></text:p>
      <text:p text:style-name="P51">5000 patterns per list</text:p>
      <text:p text:style-name="P51">Actions; Exempt/Block</text:p>
      <text:p text:style-name="P71"/>
      <text:p text:style-name="P71">Video Filtering</text:p>
      <text:p text:style-name="P71"/>
      <text:p text:style-name="P52">Video Filtering;</text:p>
      <text:p text:style-name="P73">Allow, Monitor, Block, based on category or channel</text:p>
      <text:p text:style-name="P73">May set restriction levels</text:p>
      <text:p text:style-name="P73">Requires seperate FortiGuard Video License</text:p>
      <text:p text:style-name="P73">Only supported on Proxy-Based</text:p>
      <text:p text:style-name="P73">Requires SSL-Inspection + Youtube API</text:p>
      <text:p text:style-name="P73">May filter by;</text:p>
      <text:p text:style-name="P73"><text:tab/>- FortiGuard categories</text:p>
      <text:p text:style-name="P73"><text:tab/>- Channel ID</text:p>
      <text:p text:style-name="P73"/>
      <text:p text:style-name="P52">API Key;</text:p>
      <text:p text:style-name="P73"><text:tab/>- Create Google Developer project</text:p>
      <text:p text:style-name="P73"><text:tab/>- Enable youtube data APIv3</text:p>
      <text:p text:style-name="P73"><text:tab/>- Create a credential</text:p>
      <text:p text:style-name="P73"><text:tab/>- Copy the API key</text:p>
      <text:p text:style-name="P73">Enable API key on CLI</text:p>
      <text:p text:style-name="P73"/>
      <text:p text:style-name="P93">DNS + File Filtering</text:p>
      <text:p text:style-name="P93"/>
      <text:p text:style-name="P57">DNS Based Web Filtering</text:p>
      <text:p text:style-name="P76">Uses FortiGuard SDNS ratings</text:p>
      <text:p text:style-name="P76">Lightweight (Lacks precision of HTTP Filtering)</text:p>
      <text:p text:style-name="P76">SSL inspection for</text:p>
      <text:p text:style-name="P76"><text:tab/>- DNS over TLS (DoT)</text:p>
      <text:p text:style-name="P76"><text:tab/>- DNS over HTTPS (DoH)</text:p>
      <text:p text:style-name="P76">Only inspects hostname</text:p>
      <text:p text:style-name="P76">Steps;</text:p>
      <text:p text:style-name="P76">1. Browser queries DNS server</text:p>
      <text:p text:style-name="P76">2. Fortigate queries both DNS and FortiGuard</text:p>
      <text:p text:style-name="P76">3. Fortigate receieves DNS</text:p>
      <text:p text:style-name="P76">4. FortiGuard responds with Allow or Block</text:p>
      <text:p text:style-name="P76"><text:soft-page-break/>5. Fortigate acts in accordance with FortiGuard action</text:p>
      <text:p text:style-name="P76"/>
      <text:p text:style-name="P57">Static Domain Filter</text:p>
      <text:p text:style-name="P76">Manually configure DNS filters</text:p>
      <text:p text:style-name="P76">Actions; Allow, Monitor, Redirect to Block Portal</text:p>
      <text:p text:style-name="P76">Patterns; Simple, Wildcard, Regex</text:p>
      <text:p text:style-name="P76"/>
      <text:p text:style-name="P57">DNS Botnet C&amp;C Database</text:p>
      <text:p text:style-name="P76">Blocks Botnet C&amp;C servers</text:p>
      <text:p text:style-name="P76"><text:tab/>- Import FortiGuard botnet DB</text:p>
      <text:p text:style-name="P76"><text:tab/>- Requires FortiGuard IPS and WebFilter Licenses</text:p>
      <text:p text:style-name="P76"/>
      <text:p text:style-name="P57">File Filter</text:p>
      <text:p text:style-name="P76">Inspect files sent over HTTPS, etc</text:p>
      <text:p text:style-name="P76">Create rules to block/monitor files</text:p>
      <text:p text:style-name="P76">Choose direction; inbound, outbound, both</text:p>
      <text:p text:style-name="P76">Can specify by file type</text:p>
      <text:p text:style-name="P93"/>
      <text:p text:style-name="P93">Best Practice &amp; Troubleshooting</text:p>
      <text:p text:style-name="P57"/>
      <text:p text:style-name="P57">HTTP Inspection order;</text:p>
      <text:p text:style-name="P77">URL → Static Filter… <text:span text:style-name="T50">then</text:span>;</text:p>
      <text:p text:style-name="P77">Pass? → FortiGuard Categories → Advanced Filters <text:s/>→ <text:span text:style-name="T2">Display Page</text:span></text:p>
      <text:p text:style-name="P77">Exempt? → <text:span text:style-name="T2">Display Page</text:span></text:p>
      <text:p text:style-name="P73"/>
      <text:p text:style-name="P57">Filters not working?;</text:p>
      <text:p text:style-name="P76">Are filters applied to policy?</text:p>
      <text:p text:style-name="P76">Is SSL Inspection enabled?</text:p>
      <text:p text:style-name="P76">FortiGuard SDNS for DNS Filter enabled?</text:p>
      <text:p text:style-name="P76"/>
      <text:p text:style-name="P57">FortiGuard Connection</text:p>
      <text:p text:style-name="P76">Note: Requires a live connection</text:p>
      <text:p text:style-name="P76">Use command; <text:span text:style-name="T2">#diagnose debug rating</text:span></text:p>
      <text:p text:style-name="P107"/>
      <text:p text:style-name="P57">Web Filter Cache</text:p>
      <text:p text:style-name="P76">Cache data from FortiGuard</text:p>
      <text:p text:style-name="P76">Port 443 default for FortiGuard queries</text:p>
      <text:p text:style-name="P76">Enabled by default</text:p>
      <text:p text:style-name="P76">Default TTL = 60 minutes</text:p>
      <text:p text:style-name="P76"/>
      <text:p text:style-name="P57">Web Filter Log</text:p>
      <text:p text:style-name="P76">Record HTTP traffic activity</text:p>
      <text:p text:style-name="P107">Log &amp; Report &gt; Web Filter</text:p>
      <text:p text:style-name="P73"/>
      <text:p text:style-name="P94">Application Control</text:p>
      <text:p text:style-name="P94"><text:soft-page-break/></text:p>
      <text:p text:style-name="P58">What is Application Control<text:span text:style-name="T31">?</text:span></text:p>
      <text:p text:style-name="P77">Match + Act on Layer 7 information</text:p>
      <text:p text:style-name="P77">Can scan secure protocols, but requires SSL/SSH Inspection</text:p>
      <text:p text:style-name="P77"/>
      <text:p text:style-name="P77"><text:span text:style-name="T39">How does it work</text:span>?</text:p>
      <text:p text:style-name="P111">Uses the IPS engine</text:p>
      <text:p text:style-name="P77">Uses Flow based scan <text:span text:style-name="T42">(These both assist in P2P scanning)</text:span></text:p>
      <text:p text:style-name="P78">Compares traffic to known application patterns</text:p>
      <text:p text:style-name="P78"/>
      <text:p text:style-name="P59"/>
      <text:p text:style-name="P59"/>
      <text:p text:style-name="P59">Detecting P2P Applications</text:p>
      <text:p text:style-name="P78">Traditional Protocols – HTTPS/FTP easier to detect (Single Server, predictable ports)</text:p>
      <text:p text:style-name="P78">P2P Protocols – Skype/BitTorrent difficult to detect (Each peer == Server, difficult to manage FW policy per peer, no predictable ports, evasive by design.)</text:p>
      <text:p text:style-name="P59"/>
      <text:p text:style-name="P59">Application Control Signatures</text:p>
      <text:p text:style-name="P78">FortiGuard subscription required</text:p>
      <text:p text:style-name="P78">Contains a DB of Application Control signatures seperate from the IPS DB</text:p>
      <text:p text:style-name="P59"/>
      <text:p text:style-name="P59">Application Control Database</text:p>
      <text:p text:style-name="P78">Applications visible on FortiGuard website</text:p>
      <text:p text:style-name="P78">Rated by Risk + Popularity</text:p>
      <text:p text:style-name="P78">Can submit your own requests and changes</text:p>
      <text:p text:style-name="P78"/>
      <text:p text:style-name="P95">Application Control Configuration</text:p>
      <text:p text:style-name="P78"/>
      <text:p text:style-name="P59">Application Control Profiles</text:p>
      <text:p text:style-name="P78">Used when in NGFW mode and Profile Based mode</text:p>
      <text:p text:style-name="P78">Uses Flow-Based scanning in any mode</text:p>
      <text:p text:style-name="P78">Filter based on;</text:p>
      <text:p text:style-name="P78"><text:tab/>Categories (Group similar applications together).</text:p>
      <text:p text:style-name="P78"><text:tab/>Application Overrides (Configure per specified signature or application)</text:p>
      <text:p text:style-name="P78"><text:tab/>Filter Overrides (Override based in behaviour, popularity, protocol, risk, etc)</text:p>
      <text:p text:style-name="P78">These profiles must be applied to a policy</text:p>
      <text:p text:style-name="P78">Configure profiles on <text:span text:style-name="T2">Security Profiles &gt; Application Control</text:span></text:p>
      <text:p text:style-name="P78">“<text:span text:style-name="T43">Protocol Enforcement” Block/Monitor know services using unknown ports.</text:span></text:p>
      <text:p text:style-name="P78"/>
      <text:p text:style-name="P60">Scanning Modes</text:p>
      <text:p text:style-name="P79">1. IPS Engine identifies application</text:p>
      <text:p text:style-name="P79">2. Scans for matches by;</text:p>
      <text:p text:style-name="P79"><text:tab/>Application Filter Overrides (By order)</text:p>
      <text:p text:style-name="P79"><text:tab/>Categories</text:p>
      <text:p text:style-name="P79">3. Enact one of the following actions;</text:p>
      <text:p text:style-name="P79"><text:soft-page-break/><text:tab/>Allow (Allow session, No Log Generated)</text:p>
      <text:p text:style-name="P79"><text:tab/>Monitor (Allow session, Generate Log)</text:p>
      <text:p text:style-name="P79"><text:tab/>Block (Drop session, Generate Log)</text:p>
      <text:p text:style-name="P79"><text:tab/>Quarantine (Allow session, log attacker’s IP, Block session, Generate Log)</text:p>
      <text:p text:style-name="P79"><text:span text:style-name="T39">NOTE</text:span>: When applying to a policy, SSL/SSH inspection must be enabled to properly view L7 data.</text:p>
      <text:p text:style-name="P79"/>
      <text:p text:style-name="P60"/>
      <text:p text:style-name="P60"/>
      <text:p text:style-name="P60"/>
      <text:p text:style-name="P60"/>
      <text:p text:style-name="P60"/>
      <text:p text:style-name="P60"/>
      <text:p text:style-name="P60">NGFW Policy-Based Mode</text:p>
      <text:p text:style-name="P80">Apply Application Control Profiles within your Firewall Policies (Rather than creating a custom profile)</text:p>
      <text:p text:style-name="P80">Simplifies the selection of specified Applications.</text:p>
      <text:p text:style-name="P80">Requires;</text:p>
      <text:p text:style-name="P80"><text:tab/>Consolidated SSL Inspection/Authentication Policy</text:p>
      <text:p text:style-name="P80"><text:tab/>Central SNAT Policy</text:p>
      <text:p text:style-name="P80"/>
      <text:p text:style-name="P80">May select by;</text:p>
      <text:p text:style-name="P80"><text:tab/>Specific Applications</text:p>
      <text:p text:style-name="P80"><text:tab/>FortiGuard Categories</text:p>
      <text:p text:style-name="P80"><text:tab/>Custom Groups</text:p>
      <text:p text:style-name="P80">Actions;</text:p>
      <text:p text:style-name="P80"><text:tab/>Accept</text:p>
      <text:p text:style-name="P80"><text:tab/>Deny</text:p>
      <text:p text:style-name="P80">If using URL Category, applications must be within the “Browser Based Technology” Categories</text:p>
      <text:p text:style-name="P80">If Accept, AntiVirus and/or IPS may be applied.</text:p>
      <text:p text:style-name="P80"/>
      <text:p text:style-name="P61">How does NGFW Policy-Based Filter work?</text:p>
      <text:p text:style-name="P81">1. Allow all until identified;</text:p>
      <text:p text:style-name="P81"><text:tab/>Use only IPv4 header to match</text:p>
      <text:p text:style-name="P81"><text:tab/>Accept the traffic</text:p>
      <text:p text:style-name="P81"><text:tab/>Check the <text:span text:style-name="T2">may_dirty </text:span>flag in session table</text:p>
      <text:p text:style-name="P81"><text:tab/>Forwards to the IPS Engine</text:p>
      <text:p text:style-name="P81">2. IPS identifies the application, then adds;</text:p>
      <text:p text:style-name="P81"><text:tab/>The Application ID</text:p>
      <text:p text:style-name="P81"><text:tab/><text:span text:style-name="T2">dirty </text:span>flag, if session needs to be reevaluated</text:p>
      <text:p text:style-name="P81"><text:tab/><text:span text:style-name="T2">app_valid</text:span> flag, if the traffic is considered valid</text:p>
      <text:p text:style-name="P81">3. If Dirty</text:p>
      <text:p text:style-name="P81"><text:tab/>Kernel inspects the L4 and L7 information</text:p>
      <text:p text:style-name="P81"><text:tab/>Action on policy applied to application traffic</text:p>
      <text:p text:style-name="P81"/>
      <text:p text:style-name="P61">Application Control Shaping Policy</text:p>
      <text:p text:style-name="P81">Controls the Bandwidth usage of specified Applications</text:p>
      <text:p text:style-name="P81"><text:soft-page-break/>Useful when traffic can’t be distinguished by Port No. or IP</text:p>
      <text:p text:style-name="P81">Only traffic that matches signature is shaped</text:p>
      <text:p text:style-name="P106"/>
      <text:p text:style-name="P96">Best Practice &amp; Troubleshooting</text:p>
      <text:p text:style-name="P96"/>
      <text:p text:style-name="P61">Best Practices;</text:p>
      <text:p text:style-name="P81">Only apply Application Control if Applications need it. (Only external traffic / As specific as practical)</text:p>
      <text:p text:style-name="P82">Apply same policies per failover/redundant links.</text:p>
      <text:p text:style-name="P82">Use SSL/SSH Deep inspection, not Certificate Inspection.</text:p>
      <text:p text:style-name="P82">Use <text:span text:style-name="T51">NTurbo</text:span> for Application Signature Matching.</text:p>
      <text:p text:style-name="P81"/>
      <text:p text:style-name="P97"/>
      <text:p text:style-name="P97">Troubleshooting</text:p>
      <text:p text:style-name="P97"/>
      <text:p text:style-name="P82"><text:span text:style-name="T39">Update Issues</text:span>?</text:p>
      <text:p text:style-name="P82">Check stability of internet connection</text:p>
      <text:p text:style-name="P82">Ensure “<text:span text:style-name="T2">update.fortiguard.net</text:span>” resolves</text:p>
      <text:p text:style-name="P82">Ensure port 443 is open</text:p>
      <text:p text:style-name="P82">Force an update;</text:p>
      <text:p text:style-name="P108">#execute update-now</text:p>
      <text:p text:style-name="P82">Ensure your system is up to date;</text:p>
      <text:p text:style-name="P82"><text:tab/><text:span text:style-name="T2">System&gt;FortiGuard</text:span></text:p>
      <text:p text:style-name="P108"/>
      <text:p text:style-name="P98">Anti Virus</text:p>
      <text:p text:style-name="P97">Anti-Virus Basics</text:p>
      <text:p text:style-name="P82"/>
      <text:p text:style-name="P62">What is AntiVirus<text:span text:style-name="T31">?</text:span></text:p>
      <text:p text:style-name="P82">A DB of known virus signatures</text:p>
      <text:p text:style-name="P82">Virus names = &lt;vector&gt;/&lt;pattern&gt;</text:p>
      <text:p text:style-name="P82">AntiVirus compares packets to these know signatures</text:p>
      <text:p text:style-name="P82">Different vendors use different engines; (MD5, CRC, File Attr, Binary Values, etc)</text:p>
      <text:p text:style-name="P82"/>
      <text:p text:style-name="P62">AntiVirus Scanning</text:p>
      <text:p text:style-name="P82">3 scanning types;</text:p>
      <text:p text:style-name="P82"><text:tab/>AntiVirus Scan;</text:p>
      <text:p text:style-name="P82"><text:tab/><text:tab/>Detect/Stop malware in real time using known signatures</text:p>
      <text:p text:style-name="P82"><text:tab/>Greyware Scan;</text:p>
      <text:p text:style-name="P82"><text:tab/><text:tab/>Uses “Greyware Signatures”</text:p>
      <text:p text:style-name="P82"><text:tab/><text:tab/>Detect/Block PuPs</text:p>
      <text:p text:style-name="P82"><text:tab/><text:tab/>AntiVirus actions are applied</text:p>
      <text:p text:style-name="P82"><text:tab/>Machine Learning AI Scan</text:p>
      <text:p text:style-name="P82"><text:tab/><text:tab/>Machine Learning training model (By FortiGuard labs)</text:p>
      <text:p text:style-name="P82"><text:tab/><text:tab/>Uses a Malware detection algorithm to find threats that have no know signature</text:p>
      <text:p text:style-name="P82"><text:tab/><text:tab/>Can be used to mitigate the threat of Zero-Days</text:p>
      <text:p text:style-name="P82"><text:tab/><text:tab/>Can result in numerous false positives</text:p>
      <text:p text:style-name="P82"><text:soft-page-break/><text:tab/><text:tab/>Enabled via CLI (<text:span text:style-name="T2">enable, monitor, disable</text:span>)</text:p>
      <text:p text:style-name="P82"/>
      <text:p text:style-name="P62">Sandboxing</text:p>
      <text:p text:style-name="P83">Recognise potential zero-day attacks</text:p>
      <text:p text:style-name="P83">Upload files to FortiSandbox, which opens files in a VM environment, executes them, and monitors</text:p>
      <text:p text:style-name="P83">Two options;</text:p>
      <text:p text:style-name="P83"><text:tab/>FortiGate Cloud (Requires a FortiGuard account)</text:p>
      <text:p text:style-name="P83"><text:tab/>FortiSandbox Cloud (Requires a License)</text:p>
      <text:p text:style-name="P83">FortiGate can receive the signature DB from the FortiCloud</text:p>
      <text:p text:style-name="P83"/>
      <text:p text:style-name="P83"/>
      <text:p text:style-name="P83"/>
      <text:p text:style-name="P63">AntiVirus Signature DB</text:p>
      <text:p text:style-name="P83">Requires a subscription to FortiGuard AntiVirus</text:p>
      <text:p text:style-name="P83">AntiVirus scanning engine relies on FortiGuard AntiVirus DB</text:p>
      <text:p text:style-name="P83">AntiVirus DB Types;</text:p>
      <text:p text:style-name="P83"><text:tab/>Extended (All models, default)</text:p>
      <text:p text:style-name="P83"><text:tab/>Extreme (Specific models, High Security)</text:p>
      <text:p text:style-name="P83"/>
      <text:p text:style-name="P63">FortiGuard Protection Services</text:p>
      <text:p text:style-name="P83">Content Disarm and Reconstruction (Removes malicious content, rendering traffic safe)</text:p>
      <text:p text:style-name="P83">Virus Outbreak Protection (Stop virus outbreak until FortiGuard signature available.)</text:p>
      <text:p text:style-name="P83">Malware Block List (AntiMalware capabilities, DB of MD5, SHA1 and SHA256 hashes)</text:p>
      <text:p text:style-name="P83"/>
      <text:p text:style-name="P99">AntiVirus Scanning Models</text:p>
      <text:p text:style-name="P70"/>
      <text:p text:style-name="P63">Flow-Based Inspection Mode</text:p>
      <text:p text:style-name="P83">Extended DB by default</text:p>
      <text:p text:style-name="P83">Performance higher than Proxy-Based</text:p>
      <text:p text:style-name="P83"><text:tab/>Proxy offers default or legacy scanning</text:p>
      <text:p text:style-name="P83"><text:tab/>Flow-Based combines the two</text:p>
      <text:p text:style-name="P83">Buffer entire file, but sends to the client simultaneously</text:p>
      <text:p text:style-name="P83"><text:tab/>Last packet arrives, AntiVirus engine begins the scan</text:p>
      <text:p text:style-name="P83"><text:tab/><text:tab/>(Files that exceed buffer-size are not scanned.)</text:p>
      <text:p text:style-name="P83"><text:tab/><text:tab/>Only the last packet is delayed</text:p>
      <text:p text:style-name="P83"><text:tab/><text:tab/>Lower perceived latency</text:p>
      <text:p text:style-name="P83"><text:tab/>If a virus is detected, last packet is dropped, truncated and ruining the file.</text:p>
      <text:p text:style-name="P83"><text:tab/>If identical requires is made afterwards, it is automatically blocked</text:p>
      <text:p text:style-name="P63"/>
      <text:p text:style-name="P63">Proxy-Based inspection Mode</text:p>
      <text:p text:style-name="P83">Uses extended or extreme DB</text:p>
      <text:p text:style-name="P84">Buffers the entire file</text:p>
      <text:p text:style-name="P84"><text:tab/>Scan begins once EoF received (files exceeding buffer-size are not scanned)</text:p>
      <text:p text:style-name="P84"><text:tab/>Packets sent after scan competes</text:p>
      <text:p text:style-name="P84"><text:tab/>Highest perceived latency</text:p>
      <text:p text:style-name="P84"><text:soft-page-break/><text:tab/>Granularity over performance</text:p>
      <text:p text:style-name="P84"><text:tab/>More thorough/easy to configure</text:p>
      <text:p text:style-name="P84">Supports stream based scanning (FTP, SFTP, SCP)</text:p>
      <text:p text:style-name="P181">Optimize memory by decompressing/scanning archive files on the fly</text:p>
      <text:p text:style-name="P181"><text:span text:style-name="T53"/></text:p>
      <text:p text:style-name="P181"><text:span text:style-name="T53">AntiVirus Configuration</text:span></text:p>
      <text:p text:style-name="P64"/>
      <text:p text:style-name="P64">Protocol Options</text:p>
      <text:p text:style-name="P84">More granular</text:p>
      <text:p text:style-name="P84">Allows for the configuration of;</text:p>
      <text:p text:style-name="P84"><text:tab/>Protocol Port Mappings</text:p>
      <text:p text:style-name="P84"><text:tab/>Common options</text:p>
      <text:p text:style-name="P84"><text:tab/>Web/email options</text:p>
      <text:p text:style-name="P84">Can configure for both Proxy and Flow based modes</text:p>
      <text:p text:style-name="P64">NOTE<text:span text:style-name="T31">: Compression acts as encryption, therefore, must decompress to effectively scan. (This is impossible if password protected.)</text:span></text:p>
      <text:p text:style-name="P84"/>
      <text:p text:style-name="P64">Detection Rate to File Size</text:p>
      <text:p text:style-name="P84">Malware is typically small</text:p>
      <text:p text:style-name="P84">Large files are memory intensive to scan</text:p>
      <text:p text:style-name="P84">Scanning snall files only is an acceptable risk;</text:p>
      <text:p text:style-name="P84"><text:tab/>1MB = 95%-100%</text:p>
      <text:p text:style-name="P84"><text:tab/>3MB = 99%-100%</text:p>
      <text:p text:style-name="P84"><text:tab/>10MB = 99,95%-100%</text:p>
      <text:p text:style-name="P64">NOTE<text:span text:style-name="T31">: AntiVirus requires that SSL/SSH Inspection is configures on assigned policies</text:span></text:p>
      <text:p text:style-name="P84"/>
      <text:p text:style-name="P100">Best Practices</text:p>
      <text:p text:style-name="P100"/>
      <text:p text:style-name="P64">Recommended Config. Practices</text:p>
      <text:p text:style-name="P84">Scan all internet traffic</text:p>
      <text:p text:style-name="P84">Use Deep Inspection, not Certificate Inspection</text:p>
      <text:p text:style-name="P84">Use FortiSandbox to identify new viruses</text:p>
      <text:p text:style-name="P84">Don’t increate maximum file scan size unless required for compliance</text:p>
      <text:p text:style-name="P84"/>
      <text:p text:style-name="P64">Recommended Logging Practices</text:p>
      <text:p text:style-name="P84">Log files that were too large to be scanned</text:p>
      <text:p text:style-name="P84">Enable security event logging on AntiVirus Firewall policies</text:p>
      <text:p text:style-name="P84">Monitor threats using the Dashboard</text:p>
      <text:p text:style-name="P84"/>
      <text:p text:style-name="P65">Hardware Acceleration Recommendations</text:p>
      <text:p text:style-name="P85">Only accelerates flow-based AntiVirus</text:p>
      <text:p text:style-name="P85">Nturbo can accelerate AntiVirus processing</text:p>
      <text:p text:style-name="P85">Creates a streamlined path;<text:tab/>Ingress interface → IPS Engine → Egress interface</text:p>
      <text:p text:style-name="P65">NOTE<text:span text:style-name="T31">: Proxy-Based inspection incapable of hardware acceleration</text:span></text:p>
      <text:p text:style-name="P85"/>
      <text:p text:style-name="P105"><text:soft-page-break/></text:p>
      <text:p text:style-name="P105"/>
      <text:p text:style-name="P105"/>
      <text:p text:style-name="P105"/>
      <text:p text:style-name="P105"/>
      <text:p text:style-name="P105">Troubleshooting</text:p>
      <text:p text:style-name="P65"/>
      <text:p text:style-name="P65">Valid License, but out-of-date DB<text:span text:style-name="T31">?</text:span></text:p>
      <text:p text:style-name="P85"><text:tab/>Check FortiGuard website for version information</text:p>
      <text:p text:style-name="P85"><text:tab/>Make sure AntiVirus profile applied to at least one policy</text:p>
      <text:p text:style-name="P85"><text:tab/>Run debug commands</text:p>
      <text:p text:style-name="P65"><text:span text:style-name="T31"><text:tab/><text:tab/></text:span><text:span text:style-name="T4">#diagnose debug application update -1</text:span></text:p>
      <text:p text:style-name="P110"><text:tab/><text:tab/>#diagnose debug enable</text:p>
      <text:p text:style-name="P110"><text:tab/><text:tab/>#execute update-av</text:p>
      <text:p text:style-name="P110"/>
      <text:p text:style-name="P65">Updating issues<text:span text:style-name="T31">?</text:span></text:p>
      <text:p text:style-name="P85"><text:tab/>Check internet stability</text:p>
      <text:p text:style-name="P85"><text:tab/>Is DNS resolving correctly?</text:p>
      <text:p text:style-name="P85"><text:tab/>Is TCP Port 443 open?</text:p>
      <text:p text:style-name="P85"><text:tab/>Force update;</text:p>
      <text:p text:style-name="P11"><text:span text:style-name="T15"><text:tab/><text:tab/></text:span><text:span text:style-name="T16">#execute update-av</text:span></text:p>
      <text:p text:style-name="P110"/>
      <text:p text:style-name="P140"><text:span text:style-name="T17">Unable to catch Viruses</text:span><text:span text:style-name="T18">?</text:span></text:p>
      <text:p text:style-name="P85"><text:tab/>Configuration errors?</text:p>
      <text:p text:style-name="P85"><text:tab/>Is profile connected to the right policy?</text:p>
      <text:p text:style-name="P85"><text:tab/>Is SSL/SSH Deep Inspection enabled</text:p>
      <text:p text:style-name="P85"><text:tab/>Use APT Statistics</text:p>
      <text:p text:style-name="P113"/>
      <text:p text:style-name="P101">Intrusion Prevention System</text:p>
      <text:p text:style-name="P66">Why use IPS?</text:p>
      <text:p text:style-name="P88">Increased frequency/sophistication of attacks</text:p>
      <text:p text:style-name="P88">More attacks against cloud, BYOD and remote work</text:p>
      <text:p text:style-name="P88"/>
      <table:table table:name="Table4" table:style-name="Table4">
        <table:table-column table:style-name="Table4.A"/>
        <table:table-column table:style-name="Table4.B"/>
        <table:table-row table:style-name="TableLine94345406718768">
          <table:table-cell table:style-name="Table4.A1" office:value-type="string">
            <text:p text:style-name="P165">Anomaly</text:p>
            <text:p text:style-name="P166"><text:span text:style-name="T2">May </text:span><text:span text:style-name="T5">detect </text:span>Zero-day or DdoS attack</text:p>
            <text:p text:style-name="P166">Detection via Behaviour Analysis</text:p>
            <text:p text:style-name="P166">E.g. Abnormally high traffic</text:p>
          </table:table-cell>
          <table:table-cell table:style-name="Table4.B1" office:value-type="string">
            <text:p text:style-name="P165">Exploit</text:p>
            <text:p text:style-name="P166">Know, confirmed attack</text:p>
            <text:p text:style-name="P166">Detected via Signatures</text:p>
            <text:p text:style-name="P166">e.g. Known vulnerability expoit</text:p>
          </table:table-cell>
        </table:table-row>
      </table:table>
      <text:p text:style-name="P88"/>
      <text:p text:style-name="P88">Uses Flow-Based detection </text:p>
      <text:p text:style-name="P66">IPS Components;</text:p>
      <text:p text:style-name="P88"><text:tab/>Signature DB</text:p>
      <text:p text:style-name="P88"><text:tab/>Protocol Decoders</text:p>
      <text:p text:style-name="P88"><text:tab/><text:span text:style-name="T2">IPS Engine</text:span></text:p>
      <text:p text:style-name="P112"><text:tab/><text:tab/><text:span text:style-name="T39">Performs</text:span>; </text:p>
      <text:p text:style-name="P88"><text:soft-page-break/><text:tab/><text:tab/><text:tab/>Application Control</text:p>
      <text:p text:style-name="P88"><text:tab/><text:tab/><text:tab/>Anti Virus</text:p>
      <text:p text:style-name="P86"><text:tab/><text:tab/><text:tab/><text:span text:style-name="T46">Web Filter</text:span></text:p>
      <text:p text:style-name="P86"><text:tab/><text:tab/><text:tab/><text:span text:style-name="T46">Email Filter</text:span></text:p>
      <text:p text:style-name="P86"><text:tab/><text:tab/><text:tab/><text:span text:style-name="T46">DLP</text:span></text:p>
      <text:p text:style-name="P86"/>
      <text:p text:style-name="P66">Protocol Decoders</text:p>
      <text:p text:style-name="P88">Parse protocols</text:p>
      <text:p text:style-name="P87"><text:span text:style-name="T46">IPS Signaturres find </text:span><text:span text:style-name="T47">abnormal activity given a protocol</text:span></text:p>
      <text:p text:style-name="P87"/>
      <text:p text:style-name="P87"><text:span text:style-name="T40">FortiGuard IPS Updates</text:span><text:span text:style-name="T47">;</text:span><text:tab/></text:p>
      <text:p text:style-name="P89">Updates via IPS Packages;</text:p>
      <text:p text:style-name="P89"><text:tab/>Signature DB</text:p>
      <text:p text:style-name="P89"><text:tab/>Protocol Decoders</text:p>
      <text:p text:style-name="P89"><text:tab/>IPS Engine</text:p>
      <text:p text:style-name="P89">Required for an effective IPS</text:p>
      <text:p text:style-name="P89">BotNet signatures require a FortiGuard License</text:p>
      <text:p text:style-name="P89"/>
      <text:p text:style-name="P67">Configure IPS Sensors</text:p>
      <text:p text:style-name="P89">Individual</text:p>
      <text:p text:style-name="P89">Group (via filters)</text:p>
      <text:p text:style-name="P89">Rate-Based Signatures, block if threshold exceeded</text:p>
      <text:p text:style-name="P89"/>
      <text:p text:style-name="P89">Can exempt signatures from specified hostsin cases of false positives</text:p>
      <text:p text:style-name="P89">Actions;</text:p>
      <table:table table:name="Table5" table:style-name="Table5">
        <table:table-column table:style-name="Table5.A" table:number-columns-repeated="3"/>
        <table:table-row table:style-name="TableLine94345407287136">
          <table:table-cell table:style-name="Table5.A1" office:value-type="string">
            <text:p text:style-name="P163">Allow</text:p>
          </table:table-cell>
          <table:table-cell table:style-name="Table5.A1" office:value-type="string">
            <text:p text:style-name="P163">Block</text:p>
          </table:table-cell>
          <table:table-cell table:style-name="Table5.C1" office:value-type="string">
            <text:p text:style-name="P163">Monitor</text:p>
          </table:table-cell>
        </table:table-row>
        <table:table-row table:style-name="TableLine94345406829056">
          <table:table-cell table:style-name="Table5.A2" office:value-type="string">
            <text:p text:style-name="P163">Reset</text:p>
          </table:table-cell>
          <table:table-cell table:style-name="Table5.A2" office:value-type="string">
            <text:p text:style-name="P163">Default</text:p>
          </table:table-cell>
          <table:table-cell table:style-name="Table5.C2" office:value-type="string">
            <text:p text:style-name="P163">Quarantine</text:p>
          </table:table-cell>
        </table:table-row>
      </table:table>
      <text:p text:style-name="P89"/>
      <text:p text:style-name="P67">Hold Times;</text:p>
      <text:p text:style-name="P89">When FortiGuard update IPS, hold time places new signatures in Monitor mode, to allow the administrator to see if new signatures will result in any false positives.</text:p>
      <text:p text:style-name="P89">Range of time = 0-7 Days</text:p>
      <text:p text:style-name="P89"/>
      <text:p text:style-name="P67">Botnet Protection</text:p>
      <text:p text:style-name="P89">Uses a specialist <text:span text:style-name="T2">BotNet Signature Database</text:span></text:p>
      <text:p text:style-name="P89">Only enabled on an <text:span text:style-name="T2">IPS Profile</text:span></text:p>
      <text:p text:style-name="P89">Can set action as <text:span text:style-name="T2">Block </text:span>or <text:span text:style-name="T2">Monitor</text:span></text:p>
      <text:p text:style-name="P89"/>
      <text:p text:style-name="P102">Denial of Service (DoS)</text:p>
      <text:p text:style-name="P90"/>
      <text:p text:style-name="P90">DoS attacks aim to consume all resources</text:p>
      <text:p text:style-name="P90">Slows/Disables the target</text:p>
      <text:p text:style-name="P90"/>
      <text:p text:style-name="P90">DoS Policy applies action once a threshold is exceeded</text:p>
      <text:p text:style-name="P68"><text:soft-page-break/>Types of DoS attacks</text:p>
      <text:p text:style-name="P90">TCP SYN Flood – Send excessive syn packets to fill session tables</text:p>
      <text:p text:style-name="P90">ICMP Sweep – gather IPs of potential targets</text:p>
      <text:p text:style-name="P90">TCP Port Scan – Attacker probes client for open ports</text:p>
      <text:p text:style-name="P90"/>
      <text:p text:style-name="P68">DoS Policy configuration</text:p>
      <text:p text:style-name="P90">Types;</text:p>
      <text:p text:style-name="P90"><text:tab/>Flood (Detect large traffic)</text:p>
      <text:p text:style-name="P90"><text:tab/>Sweep/Scan (Detect probes)</text:p>
      <text:p text:style-name="P90"><text:tab/>Source <text:s/>(Detect excess traffic from a host)</text:p>
      <text:p text:style-name="P90"><text:tab/>Dest (Detect excess traffic to a host)</text:p>
      <text:p text:style-name="P90"/>
      <text:p text:style-name="P103">Web Application Firewall</text:p>
      <text:p text:style-name="P90"/>
      <text:p text:style-name="P90">Protect Web Servers from <text:span text:style-name="T2">XSS </text:span>or <text:span text:style-name="T2">CSRF</text:span></text:p>
      <text:p text:style-name="P90">Available in <text:span text:style-name="T2">Proxy Inspection Mode</text:span></text:p>
      <text:p text:style-name="P65"/>
      <text:p text:style-name="P68">WAF Config</text:p>
      <text:p text:style-name="P90">Define Profile → Assign WAF Signatures</text:p>
      <text:p text:style-name="P90"/>
      <text:p text:style-name="P68">FortiWeb<text:span text:style-name="T31"> (Purpose Built WAF)</text:span></text:p>
      <text:p text:style-name="P90"><text:tab/>More complete HTTP understanding</text:p>
      <text:p text:style-name="P90"><text:tab/>More state attack prevention</text:p>
      <text:p text:style-name="P90"><text:tab/>HTTP Vulnerability Scans</text:p>
      <text:p text:style-name="P64"><text:span text:style-name="T31"><text:tab/></text:span><text:span text:style-name="T32">HTTP rewrite/application delivery</text:span></text:p>
      <text:p text:style-name="P91"><text:tab/>Higher HTTP traffic bandwidth</text:p>
      <text:p text:style-name="P91"><text:tab/></text:p>
      <text:p text:style-name="P90">Can either place between FortiGate and Web Server (one-to-one)</text:p>
      <text:p text:style-name="P90">Or have Fortigate forward traffic to FortiWeb (one-to-many)</text:p>
      <text:p text:style-name="P90"/>
      <text:p text:style-name="P104">Best Practices</text:p>
      <text:p text:style-name="P92"/>
      <text:p text:style-name="P69">IPS Implimentations</text:p>
      <text:p text:style-name="P92"><text:tab/>Analyse the requirements for IPS</text:p>
      <text:p text:style-name="P92"><text:tab/>Evaluate the threat landscape, and whether IPS addresses these threats</text:p>
      <text:p text:style-name="P92"><text:tab/>Maintain IPS continuously (patching, FortiGuard)</text:p>
      <text:p text:style-name="P92"><text:tab/>Enable Deep SSL Inspection</text:p>
      <text:p text:style-name="P92"><text:tab/>Utilize Hardware acceleration (IPS Can be CPU intensive)</text:p>
      <text:p text:style-name="P92"/>
      <text:p text:style-name="P104">Troubleshooting</text:p>
      <text:p text:style-name="P92"/>
      <text:p text:style-name="P69">Update Issues?</text:p>
      <text:p text:style-name="P92">Ensure stable internet</text:p>
      <text:p text:style-name="P92">Resolve URL <text:span text:style-name="T2">update.fortiguard.net</text:span></text:p>
      <text:p text:style-name="P92">Ensure port 443 is open</text:p>
      <text:p text:style-name="P109"><text:soft-page-break/>#execute update-now</text:p>
      <text:p text:style-name="P109"/>
      <text:p text:style-name="P69"/>
      <text:p text:style-name="P69"/>
      <text:p text:style-name="P69"/>
      <text:p text:style-name="P69">IPS + High CPU Usage</text:p>
      <text:p text:style-name="P109">#diagnose test application ipsmonitor &lt;#&gt;</text:p>
      <text:p text:style-name="P92">2 – enable/disable IPS status</text:p>
      <text:p text:style-name="P92">5 – Toggle bypass filter</text:p>
      <text:p text:style-name="P92">99 - Restart all IPS engines</text:p>
      <text:p text:style-name="P92"/>
      <text:p text:style-name="P69">IPS Fail Open<text:span text:style-name="T31"> (insufficient memory)</text:span></text:p>
      <text:p text:style-name="P92">Has traffic volume increased?</text:p>
      <text:p text:style-name="P92">Does this occur at specific times?</text:p>
      <text:p text:style-name="P92">Be more specific in your policies</text:p>
      <text:p text:style-name="P69"><text:span text:style-name="T4">enable mode</text:span><text:span text:style-name="T31">: uninspected packets passed</text:span></text:p>
      <text:p text:style-name="P69"><text:span text:style-name="T4">disable mode</text:span><text:span text:style-name="T31">: uninspected packets blocked</text:span></text:p>
      <text:p text:style-name="P92"/>
      <text:p text:style-name="P69">False Positives</text:p>
      <text:p text:style-name="P92">Use Logs to determine the traffic that causes the false positives</text:p>
      <text:p text:style-name="P92">Use IP Exempt as a temporary measure</text:p>
      <text:p text:style-name="P92">Collect samples of said traffic and supply to the FortiGuard team</text:p>
      <text:p text:style-name="P92"/>
      <text:p text:style-name="P92"><text:span text:style-name="T41">ECMP</text:span></text:p>
      <text:p text:style-name="P171">“Equal Cost Multipath Protocol”, load balance traffic over multiple gateways</text:p>
      <text:p text:style-name="P172">Pre-Requisits;</text:p>
      <text:p text:style-name="P172"><text:tab/>Routes require same Distance/Cost</text:p>
      <text:p text:style-name="P172"><text:tab/>Same Protocol/Administrative Distance</text:p>
      <text:p text:style-name="P172"/>
      <text:p text:style-name="P172">Algorithms;</text:p>
      <text:p text:style-name="P172"><text:tab/>Source IP Based (Select by source IP)</text:p>
      <text:p text:style-name="P172"><text:tab/>Weight Based (Assign weights to interfaces)</text:p>
      <text:p text:style-name="P172"><text:tab/>Usage Based (Use until configured threshold is exceeded)</text:p>
      <text:p text:style-name="P172"><text:tab/>Source/Dest Based (Select by both source and destination IP)</text:p>
      <text:p text:style-name="P172"><text:tab/>Volume (SDWAN Only, based on packet number)</text:p>
      <text:p text:style-name="P17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><text:soft-page-break/></text:p>
      <text:p text:style-name="P182"/>
      <text:p text:style-name="P182"/>
      <text:p text:style-name="P182"/>
      <text:p text:style-name="P182"/>
      <text:p text:style-name="P182">HA &amp; FGCP</text:p>
      <text:p text:style-name="P173">Cluster members must share;</text:p>
      <text:p text:style-name="P173"><text:tab/>Model</text:p>
      <text:p text:style-name="P173"><text:tab/>Firmware</text:p>
      <text:p text:style-name="P173"><text:tab/>Hardware Configuration</text:p>
      <text:p text:style-name="P173"><text:tab/>Licensing</text:p>
      <text:p text:style-name="P173"><text:tab/>System configuration</text:p>
      <text:p text:style-name="P173"/>
      <text:p text:style-name="P173">Components of a Cluster;</text:p>
      <text:p text:style-name="P173"><text:tab/>Heartbeat Connections (Used by members to communicate across)</text:p>
      <text:p text:style-name="P173"><text:tab/>Internal/External Connections (<text:span text:style-name="T52">Must be identical, interfaces used for failover</text:span>)</text:p>
      <text:p text:style-name="P174"/>
      <text:p text:style-name="P175">Causes of a failover;</text:p>
      <text:p text:style-name="P175"><text:tab/>Failure of a monitored Internal/External Connection</text:p>
      <text:p text:style-name="P175"><text:tab/>Power loss on active unit</text:p>
      <text:p text:style-name="P175"><text:tab/>SSD Failure, if <text:span text:style-name="T2">#ssd-failure enable</text:span></text:p>
      <text:p text:style-name="P175"/>
      <text:p text:style-name="P175">Upgrading <text:s/>FortiGates in a HA Cluster;</text:p>
      <text:p text:style-name="P175"><text:tab/>Uninterrupted (Upgrade subordinates → Switch Primary → Upgrade old Primary → Reinstate)</text:p>
      <text:p text:style-name="P175"><text:tab/>Interrupted (Upgrade all at once)</text:p>
      <text:p text:style-name="P175"><text:tab/><text:tab/>#config system ha</text:p>
      <text:p text:style-name="P175"><text:tab/><text:tab/>#<text:tab/>set uninterruptible-upgrade disable</text:p>
      <text:p text:style-name="P175"><text:tab/><text:tab/>#end</text:p>
      <text:p text:style-name="P187">Note:<text:span text:style-name="T31"> Can reserve 4 interfaces for OOB management of a HA Cluster</text:span></text:p>
      <text:p text:style-name="P187"><text:span text:style-name="T31"/></text:p>
      <text:p text:style-name="P189">HA Override<text:span text:style-name="T31">;</text:span></text:p>
      <text:p text:style-name="P189"><text:span text:style-name="T31">Disabled by default (To reduce frequency of negotiations)</text:span></text:p>
      <text:p text:style-name="P189"><text:span text:style-name="T35">Enables device priority</text:span></text:p>
      <text:p text:style-name="P191"><text:span text:style-name="T31">Renegotiates at priority change or addition of new device</text:span></text:p>
      <text:p text:style-name="P189">Note<text:span text:style-name="T31">: </text:span><text:span text:style-name="T34">Downed monitored interfaces will override priority, preventing unit from being primary.</text:span></text:p>
      <text:p text:style-name="P190"><text:span text:style-name="T34">O</text:span><text:span text:style-name="T31">rder of Priority in cases of Override;</text:span></text:p>
      <text:p text:style-name="P190"><text:span text:style-name="T31"><text:tab/>Failed Interfaces → Device Priority → Age → Serial Number</text:span></text:p>
      <text:p text:style-name="P187"><text:span text:style-name="T31"><text:s/></text:span></text:p>
      <text:p text:style-name="P195">Selection Process</text:p>
      <text:p text:style-name="P180"><text:tab/>Primary Selected </text:p>
      <text:p text:style-name="P180"><text:tab/>Primary sets the VMAC</text:p>
      <text:p text:style-name="P180"><text:tab/>Gratuotous ARP sent to inform switches of VMAC</text:p>
      <text:p text:style-name="P180"/>
      <text:p text:style-name="P196"><text:span text:style-name="T31"/></text:p>
      <text:p text:style-name="P196"><text:span text:style-name="T31"/></text:p>
      <text:p text:style-name="P196"><text:soft-page-break/><text:span text:style-name="T31"/></text:p>
      <text:p text:style-name="P196"><text:span text:style-name="T31"/></text:p>
      <text:p text:style-name="P196"><text:span text:style-name="T31"/></text:p>
      <text:p text:style-name="P196"><text:span text:style-name="T31"/></text:p>
      <text:p text:style-name="P196"><text:span text:style-name="T31"/></text:p>
      <text:p text:style-name="P196"><text:span text:style-name="T31"/></text:p>
      <text:p text:style-name="P196"><text:span text:style-name="T31"/></text:p>
      <text:p text:style-name="P196"><text:span text:style-name="T31"/></text:p>
      <text:p text:style-name="P196"><text:span text:style-name="T31">FSSO</text:span></text:p>
      <text:p text:style-name="P191"><text:span text:style-name="T31"/></text:p>
      <text:p text:style-name="P187"><text:span text:style-name="T36">Stations are monitored within a domain, when user logs in;</text:span></text:p>
      <text:p text:style-name="P187"><text:span text:style-name="T36"><text:tab/>Records Name, Domain and User</text:span></text:p>
      <text:p text:style-name="P187"><text:span text:style-name="T36"><text:tab/>Resolve name to an IP</text:span></text:p>
      <text:p text:style-name="P187"><text:span text:style-name="T36"><text:tab/>Determine groups User is assigned to</text:span></text:p>
      <text:p text:style-name="P187"><text:span text:style-name="T36"><text:tab/>Sends login info to Fortigate/FortiManager etc</text:span></text:p>
      <text:p text:style-name="P192"><text:span text:style-name="T31"><text:tab/>FortiGate may now filter based on Policies referencing User’s Groups</text:span></text:p>
      <text:p text:style-name="P192"><text:span text:style-name="T31"/></text:p>
      <text:p text:style-name="P192"><text:span text:style-name="T31"/></text:p>
      <text:p text:style-name="P193"><text:span text:style-name="T54">FSSO Agents</text:span></text:p>
      <text:p text:style-name="P193"><text:span text:style-name="T37"><text:tab/>DC Agent (installed on Domain Controllers)</text:span></text:p>
      <text:p text:style-name="P193"><text:span text:style-name="T37"><text:tab/>eDirectory Agent (Install on Network, query Novell eDirectory via API or LDAP)</text:span></text:p>
      <text:p text:style-name="P193"><text:span text:style-name="T37"><text:tab/>Citrix/Terminal Server Agent (Install on TS or Citrix)</text:span><text:span text:style-name="T31"> <text:tab/><text:line-break/><text:tab/></text:span><text:span text:style-name="T37">Collector Agent (Install on network, obtains info from AD/Citrix/TS and relay to FortiDevice)</text:span></text:p>
      <text:p text:style-name="P193"><text:span text:style-name="T37"><text:tab/><text:tab/>Agent Mode; Obtains information from agents like above</text:span></text:p>
      <text:p text:style-name="P193"><text:span text:style-name="T37"><text:tab/><text:tab/>Polling Mode; Polls DCs for login info every few seconds</text:span></text:p>
      <text:p text:style-name="P176"/>
      <text:p text:style-name="P183">SD-WAN</text:p>
      <text:p text:style-name="P177">Uses Application aware routing to make forwarding decisions.</text:p>
      <text:p text:style-name="P177"/>
      <text:p text:style-name="P177">4 SDWAN Objects; <text:s text:c="2"/><text:tab/><text:tab/></text:p>
      <table:table table:name="Table6" table:style-name="Table6">
        <table:table-column table:style-name="Table6.A"/>
        <table:table-column table:style-name="Table6.B"/>
        <table:table-row table:style-name="TableLine94345450735616">
          <table:table-cell table:style-name="Table6.A1" office:value-type="string">
            <text:p text:style-name="P201">Members</text:p>
          </table:table-cell>
          <table:table-cell table:style-name="Table6.B1" office:value-type="string">
            <text:p text:style-name="P178"><text:span text:style-name="T55">T</text:span>he interfaces assigned to SD-WAN</text:p>
          </table:table-cell>
        </table:table-row>
        <table:table-row table:style-name="TableLine94345450735616">
          <table:table-cell table:style-name="Table6.A2" office:value-type="string">
            <text:p text:style-name="P201">Zones</text:p>
          </table:table-cell>
          <table:table-cell table:style-name="Table6.B2" office:value-type="string">
            <text:p text:style-name="P178">The method of dividing SD-WAN, members are assigned to zones which may <text:span text:style-name="T55">beu</text:span>sed in <text:span text:style-name="T55">p</text:span>olices </text:p>
          </table:table-cell>
        </table:table-row>
        <table:table-row table:style-name="TableLine94345450735616">
          <table:table-cell table:style-name="Table6.A2" office:value-type="string">
            <text:p text:style-name="P201">SLA</text:p>
          </table:table-cell>
          <table:table-cell table:style-name="Table6.B2" office:value-type="string">
            <text:p text:style-name="P178">Monitor links and make forwarding decisions based on outages.</text:p>
          </table:table-cell>
        </table:table-row>
        <table:table-row table:style-name="TableLine94345450735616">
          <table:table-cell table:style-name="Table6.A2" office:value-type="string">
            <text:p text:style-name="P201">Rules</text:p>
          </table:table-cell>
          <table:table-cell table:style-name="Table6.B2" office:value-type="string">
            <text:p text:style-name="P178">Controls path selection</text:p>
          </table:table-cell>
        </table:table-row>
      </table:table>
      <text:p text:style-name="P178"/>
      <text:p text:style-name="P178"><text:span text:style-name="T55">Types of Rules</text:span><text:tab/></text:p>
      <table:table table:name="Table7" table:style-name="Table7">
        <table:table-column table:style-name="Table7.A"/>
        <table:table-column table:style-name="Table7.B"/>
        <table:table-row table:style-name="TableLine94345451772496">
          <table:table-cell table:style-name="Table7.A1" office:value-type="string">
            <text:p text:style-name="P201">auto</text:p>
          </table:table-cell>
          <table:table-cell table:style-name="Table7.B1" office:value-type="string">
            <text:p text:style-name="P178">priority based on quality</text:p>
          </table:table-cell>
        </table:table-row>
        <table:table-row table:style-name="TableLine94345451772496">
          <table:table-cell table:style-name="Table7.A2" office:value-type="string">
            <text:p text:style-name="P201">manual</text:p>
          </table:table-cell>
          <table:table-cell table:style-name="Table7.B2" office:value-type="string">
            <text:p text:style-name="P178">assign priority manually</text:p>
          </table:table-cell>
        </table:table-row>
        <table:table-row table:style-name="TableLine94345451772496">
          <table:table-cell table:style-name="Table7.A2" office:value-type="string">
            <text:p text:style-name="P201">priority</text:p>
          </table:table-cell>
          <table:table-cell table:style-name="Table7.B2" office:value-type="string">
            <text:p text:style-name="P178">priority based on link-cost-factor</text:p>
          </table:table-cell>
        </table:table-row>
        <table:table-row table:style-name="TableLine94345451772496">
          <table:table-cell table:style-name="Table7.A2" office:value-type="string">
            <text:p text:style-name="P201">sla</text:p>
          </table:table-cell>
          <table:table-cell table:style-name="Table7.B2" office:value-type="string">
            <text:p text:style-name="P178">priority based on sla configuration</text:p>
          </table:table-cell>
        </table:table-row>
        <text:soft-page-break/>
        <table:table-row table:style-name="TableLine94345451772496">
          <table:table-cell table:style-name="Table7.A2" office:value-type="string">
            <text:p text:style-name="P201">Load balance</text:p>
          </table:table-cell>
          <table:table-cell table:style-name="Table7.B2" office:value-type="string">
            <text:p text:style-name="P178">distribute via a load balancing algorithm</text:p>
          </table:table-cell>
        </table:table-row>
      </table:table>
      <text:p text:style-name="P178"/>
      <text:p text:style-name="P184">Xauth</text:p>
      <text:p text:style-name="P184"/>
      <text:p text:style-name="P188"><text:span text:style-name="T31">Used by Fortigate to authenticate </text:span><text:span text:style-name="T33">user </text:span><text:span text:style-name="T31">at the end of Phase1 e.g. via RADIUS/LDAP</text:span></text:p>
      <text:p text:style-name="P197"/>
      <text:p text:style-name="P185">Proxy Option Features</text:p>
      <text:p text:style-name="P194"/>
      <table:table table:name="Table8" table:style-name="Table8">
        <table:table-column table:style-name="Table8.A"/>
        <table:table-column table:style-name="Table8.B"/>
        <table:table-row table:style-name="TableLine94345458420432">
          <table:table-cell table:style-name="Table8.A1" office:value-type="string">
            <text:p text:style-name="P186">Log Oversized Files</text:p>
          </table:table-cell>
          <table:table-cell table:style-name="Table8.B1" office:value-type="string">
            <text:p text:style-name="P179">Log files too big to be scanned</text:p>
          </table:table-cell>
        </table:table-row>
        <table:table-row table:style-name="TableLine94345458420432">
          <table:table-cell table:style-name="Table8.A2" office:value-type="string">
            <text:p text:style-name="P186">RPC over HTTP </text:p>
          </table:table-cell>
          <table:table-cell table:style-name="Table8.B2" office:value-type="string">
            <text:p text:style-name="P179">Scan Microsoft Exchange Servers RPC over HTTP function</text:p>
          </table:table-cell>
        </table:table-row>
        <table:table-row table:style-name="TableLine94345458420432">
          <table:table-cell table:style-name="Table8.A2" office:value-type="string">
            <text:p text:style-name="P186">Comfort Clients </text:p>
          </table:table-cell>
          <table:table-cell table:style-name="Table8.B2" office:value-type="string">
            <text:p text:style-name="P194"><text:span text:style-name="T31">Send slow trickle of proxied data to load data for client </text:span></text:p>
            <text:p text:style-name="P194">NOTE<text:span text:style-name="T31"> may cause malware to </text:span><text:span text:style-name="T38">bypass </text:span><text:span text:style-name="T31">scanner</text:span></text:p>
          </table:table-cell>
        </table:table-row>
        <table:table-row table:style-name="TableLine94345458420432">
          <table:table-cell table:style-name="Table8.A2" office:value-type="string">
            <text:p text:style-name="P186">Block Oversized File/Email</text:p>
          </table:table-cell>
          <table:table-cell table:style-name="Table8.B2" office:value-type="string">
            <text:p text:style-name="P202">Block files that exceed AV scan threshold</text:p>
          </table:table-cell>
        </table:table-row>
        <table:table-row table:style-name="TableLine94345458420432">
          <table:table-cell table:style-name="Table8.A2" office:value-type="string">
            <text:p text:style-name="P205">Chunked Bypass</text:p>
          </table:table-cell>
          <table:table-cell table:style-name="Table8.B2" office:value-type="string">
            <text:p text:style-name="P202">Cooperate with HTTP 1.1 accepting chunks, not entire files</text:p>
          </table:table-cell>
        </table:table-row>
        <table:table-row table:style-name="TableLine94345458420432">
          <table:table-cell table:style-name="Table8.A2" office:value-type="string">
            <text:p text:style-name="P205">Allow Fragmented Messages</text:p>
          </table:table-cell>
          <table:table-cell table:style-name="Table8.B2" office:value-type="string">
            <text:p text:style-name="P203">Accept fragmented Email iaw RFC 2046 </text:p>
            <text:p text:style-name="P204">NOTE<text:span text:style-name="T31"> may cause malware to bypass scanner</text:span></text:p>
          </table:table-cell>
        </table:table-row>
        <table:table-row table:style-name="TableLine94345458420432">
          <table:table-cell table:style-name="Table8.A2" office:value-type="string">
            <text:p text:style-name="P206">Append Email Signature</text:p>
          </table:table-cell>
          <table:table-cell table:style-name="Table8.B2" office:value-type="string">
            <text:p text:style-name="P203">Append signature to the appropriate emails</text:p>
          </table:table-cell>
        </table:table-row>
      </table:table>
      <text:p text:style-name="P194"><text:span text:style-name="T31"/></text:p>
      <text:p text:style-name="P198"><text:span text:style-name="T31"/></text:p>
      <text:p text:style-name="P199"><text:span text:style-name="T31">NGFW</text:span></text:p>
      <text:p text:style-name="P199"><text:span text:style-name="T31"/></text:p>
      <text:p text:style-name="P195"><text:span text:style-name="T31">NGFW requires; </text:span></text:p>
      <text:p text:style-name="P195"><text:span text:style-name="T31"><text:tab/>Flow Based Inspection</text:span></text:p>
      <text:p text:style-name="P195"><text:span text:style-name="T31"><text:tab/>Central NAT + Central NAT Policy</text:span></text:p>
      <text:p text:style-name="P195"><text:span text:style-name="T31">May be configured per VDOM</text:span></text:p>
      <text:p text:style-name="P195"><text:span text:style-name="T31">URL filtering policies only select “Browser Based Technology” services</text:span></text:p>
      <text:p text:style-name="P195"><text:span text:style-name="T31">Switching from Profile to Policy mode turns your Profiles into Policies</text:span></text:p>
      <text:p text:style-name="P194"/>
      <text:p text:style-name="P197"/>
      <text:p text:style-name="P187"/>
      <text:p text:style-name="P187"><text:span text:style-name="T31"/></text:p>
      <text:p text:style-name="P175"><text:s/></text:p>
      <text:p text:style-name="P175"><text:s/></text:p>
      <text:p text:style-name="P17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weight="bold" officeooo:rsid="0010131e" officeooo:paragraph-rsid="0010131e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FORTIGATE CHEATSHEE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2T21:17:49.247805340</meta:creation-date>
    <dc:date>2022-01-13T21:53:41.223111453</dc:date>
    <meta:editing-duration>P6DT2H7M19S</meta:editing-duration>
    <meta:editing-cycles>14</meta:editing-cycles>
    <meta:generator>LibreOffice/7.2.2.2$Linux_X86_64 LibreOffice_project/20$Build-2</meta:generator>
    <meta:document-statistic meta:table-count="8" meta:image-count="0" meta:object-count="0" meta:page-count="28" meta:paragraph-count="998" meta:word-count="5008" meta:character-count="33526" meta:non-whitespace-character-count="28944"/>
  </office:meta>
</office:document-meta>
</file>